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text-properties fo:font-weight="bold" officeooo:rsid="006297e7" officeooo:paragraph-rsid="006297e7" style:font-weight-asian="bold" style:font-weight-complex="bold"/>
    </style:style>
    <style:style style:name="P4" style:family="paragraph" style:parent-style-name="Text_20_body">
      <style:text-properties fo:font-weight="bold" officeooo:rsid="00744e95" officeooo:paragraph-rsid="00744e95" style:font-weight-asian="bold" style:font-weight-complex="bold"/>
    </style:style>
    <style:style style:name="P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11"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2"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3" style:family="paragraph" style:parent-style-name="Text_20_body">
      <style:text-properties fo:font-weight="normal" officeooo:rsid="006297e7" officeooo:paragraph-rsid="0062a49f" style:font-weight-asian="normal" style:font-weight-complex="normal"/>
    </style:style>
    <style:style style:name="P14" style:family="paragraph" style:parent-style-name="Text_20_body">
      <style:paragraph-properties fo:text-align="start" style:justify-single-word="false"/>
      <style:text-properties fo:font-weight="normal" officeooo:paragraph-rsid="002d6bf8"/>
    </style:style>
    <style:style style:name="P15" style:family="paragraph" style:parent-style-name="Text_20_body">
      <style:text-properties fo:font-weight="normal" officeooo:rsid="00673b4a" officeooo:paragraph-rsid="006d5189"/>
    </style:style>
    <style:style style:name="P16" style:family="paragraph" style:parent-style-name="Text_20_body">
      <style:text-properties fo:font-weight="normal" officeooo:rsid="006ba391" officeooo:paragraph-rsid="006ba391"/>
    </style:style>
    <style:style style:name="P17" style:family="paragraph" style:parent-style-name="Text_20_body">
      <style:text-properties fo:font-weight="normal" officeooo:rsid="006ba391" officeooo:paragraph-rsid="006e8ca9"/>
    </style:style>
    <style:style style:name="P18" style:family="paragraph" style:parent-style-name="Text_20_body">
      <style:text-properties fo:font-weight="normal" officeooo:paragraph-rsid="006d5189"/>
    </style:style>
    <style:style style:name="P19" style:family="paragraph" style:parent-style-name="Text_20_body">
      <style:text-properties fo:font-weight="normal" officeooo:paragraph-rsid="006e8ca9"/>
    </style:style>
    <style:style style:name="P20"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2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26"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27"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8"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9"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40"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41"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4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43" style:family="paragraph" style:parent-style-name="Text_20_body">
      <style:text-properties fo:font-variant="normal" fo:text-transform="none" fo:color="#000000" style:font-name="Liberation Serif" fo:font-size="12pt" fo:letter-spacing="normal" fo:font-style="normal" fo:font-weight="normal" officeooo:rsid="006c16a4" officeooo:paragraph-rsid="006e8ca9" style:font-size-asian="12pt" style:font-size-complex="12pt"/>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Liberation Serif" fo:font-size="12pt" fo:letter-spacing="normal" fo:font-style="normal" fo:font-weight="normal" officeooo:paragraph-rsid="009f3861"/>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56f34"/>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a62b4"/>
    </style:style>
    <style:style style:name="P53" style:family="paragraph" style:parent-style-name="Text_20_body">
      <style:text-properties fo:font-variant="normal" fo:text-transform="none" fo:color="#000000" style:font-name="Liberation Serif" fo:font-size="12pt" fo:letter-spacing="normal" fo:font-style="normal" fo:font-weight="normal" officeooo:rsid="00acb0e2" officeooo:paragraph-rsid="00ada864"/>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03d32"/>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46af1"/>
    </style:style>
    <style:style style:name="P56" style:family="paragraph" style:parent-style-name="Text_20_body">
      <style:text-properties fo:font-variant="normal" fo:text-transform="none" fo:color="#000000" style:font-name="Liberation Serif" fo:font-size="12pt" fo:letter-spacing="normal" fo:font-style="normal" fo:font-weight="normal" officeooo:rsid="00b08a55" officeooo:paragraph-rsid="00b46af1"/>
    </style:style>
    <style:style style:name="P57" style:family="paragraph" style:parent-style-name="Text_20_body">
      <style:text-properties fo:font-variant="normal" fo:text-transform="none" fo:color="#000000" style:font-name="Liberation Serif" fo:font-size="12pt" fo:letter-spacing="normal" fo:font-style="normal" fo:font-weight="normal" officeooo:paragraph-rsid="00b46af1"/>
    </style:style>
    <style:style style:name="P5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59" style:family="paragraph" style:parent-style-name="Text_20_body">
      <style:text-properties fo:font-variant="normal" fo:text-transform="none" fo:color="#000000" style:font-name="Liberation Serif" fo:font-size="12pt" fo:letter-spacing="normal" fo:font-style="normal" fo:font-weight="bold" officeooo:rsid="009f3861" officeooo:paragraph-rsid="009f3861" style:font-size-asian="12pt" style:font-weight-asian="bold" style:font-size-complex="12pt" style:font-weight-complex="bold"/>
    </style:style>
    <style:style style:name="P60" style:family="paragraph" style:parent-style-name="Text_20_body">
      <style:text-properties fo:font-variant="normal" fo:text-transform="none" fo:color="#000000" fo:letter-spacing="normal" fo:font-style="normal" fo:font-weight="normal" officeooo:rsid="004eb9d6" officeooo:paragraph-rsid="004eb9d6"/>
    </style:style>
    <style:style style:name="P61" style:family="paragraph" style:parent-style-name="Text_20_body">
      <style:paragraph-properties fo:text-align="start" style:justify-single-word="false"/>
      <style:text-properties fo:color="#000000" style:font-name="Liberation Serif" officeooo:paragraph-rsid="003473e4"/>
    </style:style>
    <style:style style:name="P62" style:family="paragraph" style:parent-style-name="Text_20_body">
      <style:paragraph-properties fo:text-align="start" style:justify-single-word="false"/>
      <style:text-properties fo:color="#000000" style:font-name="Liberation Serif" officeooo:paragraph-rsid="003ad1eb"/>
    </style:style>
    <style:style style:name="P63" style:family="paragraph" style:parent-style-name="Text_20_body">
      <style:text-properties officeooo:rsid="003d34eb" officeooo:paragraph-rsid="003f9523"/>
    </style:style>
    <style:style style:name="P64" style:family="paragraph" style:parent-style-name="Text_20_body">
      <style:text-properties officeooo:rsid="003d34eb" officeooo:paragraph-rsid="005c20fe"/>
    </style:style>
    <style:style style:name="P65" style:family="paragraph" style:parent-style-name="Text_20_body">
      <style:text-properties officeooo:rsid="003f9523" officeooo:paragraph-rsid="00409c94"/>
    </style:style>
    <style:style style:name="P66" style:family="paragraph" style:parent-style-name="Text_20_body">
      <style:text-properties officeooo:rsid="00423cc4" officeooo:paragraph-rsid="00458729"/>
    </style:style>
    <style:style style:name="P67" style:family="paragraph" style:parent-style-name="Text_20_body">
      <style:text-properties officeooo:rsid="00423cc4" officeooo:paragraph-rsid="005dbac4"/>
    </style:style>
    <style:style style:name="P68" style:family="paragraph" style:parent-style-name="Text_20_body">
      <style:text-properties officeooo:paragraph-rsid="00458729"/>
    </style:style>
    <style:style style:name="P69" style:family="paragraph" style:parent-style-name="Text_20_body">
      <style:text-properties officeooo:rsid="0046416a" officeooo:paragraph-rsid="0046416a"/>
    </style:style>
    <style:style style:name="P70" style:family="paragraph" style:parent-style-name="Text_20_body">
      <style:text-properties officeooo:paragraph-rsid="004eb9d6"/>
    </style:style>
    <style:style style:name="P71" style:family="paragraph" style:parent-style-name="Text_20_body">
      <style:text-properties officeooo:paragraph-rsid="0075f85d"/>
    </style:style>
    <style:style style:name="P72" style:family="paragraph" style:parent-style-name="Text_20_body">
      <style:text-properties officeooo:rsid="008b4fdb" officeooo:paragraph-rsid="008b4fdb"/>
    </style:style>
    <style:style style:name="P73" style:family="paragraph" style:parent-style-name="Text_20_body">
      <style:text-properties officeooo:paragraph-rsid="00954d43"/>
    </style:style>
    <style:style style:name="P74" style:family="paragraph" style:parent-style-name="Standard">
      <style:text-properties fo:font-weight="bold" style:font-weight-asian="bold" style:font-weight-complex="bold"/>
    </style:style>
    <style:style style:name="P75" style:family="paragraph" style:parent-style-name="Standard">
      <style:text-properties officeooo:paragraph-rsid="0017af47"/>
    </style:style>
    <style:style style:name="P76" style:family="paragraph" style:parent-style-name="Standard">
      <style:text-properties officeooo:rsid="0017af47" officeooo:paragraph-rsid="0017af47"/>
    </style:style>
    <style:style style:name="P77" style:family="paragraph" style:parent-style-name="Preformatted_20_Text">
      <style:text-properties fo:color="#a9b7c6"/>
    </style:style>
    <style:style style:name="P78" style:family="paragraph" style:parent-style-name="Preformatted_20_Text">
      <style:text-properties fo:color="#a9b7c6" style:font-name="DejaVu Sans Mono"/>
    </style:style>
    <style:style style:name="P79" style:family="paragraph" style:parent-style-name="Preformatted_20_Text">
      <style:text-properties fo:color="#a9b7c6" style:font-name="DejaVu Sans Mono" officeooo:rsid="003f9523" officeooo:paragraph-rsid="00409c94"/>
    </style:style>
    <style:style style:name="P80" style:family="paragraph" style:parent-style-name="Preformatted_20_Text">
      <style:text-properties fo:color="#a9b7c6" style:font-name="DejaVu Sans Mono" officeooo:paragraph-rsid="0046416a"/>
    </style:style>
    <style:style style:name="P81" style:family="paragraph" style:parent-style-name="Preformatted_20_Text">
      <style:text-properties fo:color="#a9b7c6" style:font-name="DejaVu Sans Mono" officeooo:rsid="0046416a" officeooo:paragraph-rsid="0046416a"/>
    </style:style>
    <style:style style:name="P82" style:family="paragraph" style:parent-style-name="Preformatted_20_Text">
      <style:text-properties fo:color="#a9b7c6" style:font-name="DejaVu Sans Mono" fo:background-color="#232525"/>
    </style:style>
    <style:style style:name="P83" style:family="paragraph" style:parent-style-name="Preformatted_20_Text">
      <style:text-properties fo:color="#a9b7c6" style:font-name="DejaVu Sans Mono" officeooo:paragraph-rsid="006547ce" fo:background-color="#232525"/>
    </style:style>
    <style:style style:name="P84" style:family="paragraph" style:parent-style-name="Preformatted_20_Text">
      <style:text-properties fo:color="#a9b7c6" style:font-name="DejaVu Sans Mono" officeooo:paragraph-rsid="00673b4a" fo:background-color="#232525"/>
    </style:style>
    <style:style style:name="P85" style:family="paragraph" style:parent-style-name="Preformatted_20_Text">
      <style:text-properties fo:color="#a9b7c6" style:font-name="DejaVu Sans Mono" officeooo:paragraph-rsid="00844288" fo:background-color="#232525"/>
    </style:style>
    <style:style style:name="P86" style:family="paragraph" style:parent-style-name="Preformatted_20_Text">
      <style:text-properties fo:color="#a9b7c6" style:font-name="DejaVu Sans Mono" fo:font-weight="normal" officeooo:rsid="00673b4a" officeooo:paragraph-rsid="006a6ad7"/>
    </style:style>
    <style:style style:name="P87" style:family="paragraph" style:parent-style-name="Preformatted_20_Text">
      <style:text-properties fo:color="#a9b7c6" style:font-name="DejaVu Sans Mono" officeooo:paragraph-rsid="0075f85d"/>
    </style:style>
    <style:style style:name="P88" style:family="paragraph" style:parent-style-name="Preformatted_20_Text">
      <style:text-properties fo:color="#a9b7c6" style:font-name="DejaVu Sans Mono" officeooo:paragraph-rsid="00813e98"/>
    </style:style>
    <style:style style:name="P89" style:family="paragraph" style:parent-style-name="Preformatted_20_Text">
      <style:text-properties fo:color="#a9b7c6" style:font-name="DejaVu Sans Mono" officeooo:rsid="00858417" officeooo:paragraph-rsid="0085f5a8"/>
    </style:style>
    <style:style style:name="P90" style:family="paragraph" style:parent-style-name="Preformatted_20_Text">
      <style:text-properties fo:color="#a9b7c6" style:font-name="DejaVu Sans Mono" officeooo:rsid="00875f19" officeooo:paragraph-rsid="00875f19"/>
    </style:style>
    <style:style style:name="P91" style:family="paragraph" style:parent-style-name="Preformatted_20_Text">
      <style:text-properties fo:color="#a9b7c6" fo:background-color="#232525"/>
    </style:style>
    <style:style style:name="P92" style:family="paragraph" style:parent-style-name="Preformatted_20_Text">
      <style:paragraph-properties fo:orphans="2" fo:widows="2"/>
      <style:text-properties fo:font-variant="normal" fo:text-transform="none" fo:color="#000000" fo:letter-spacing="normal"/>
    </style:style>
    <style:style style:name="P93"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94"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95" style:family="paragraph" style:parent-style-name="Preformatted_20_Text">
      <style:paragraph-properties fo:orphans="2" fo:widows="2"/>
      <style:text-properties fo:font-variant="normal" fo:text-transform="none" fo:color="#000000" fo:letter-spacing="normal" fo:font-style="normal" fo:font-weight="normal"/>
    </style:style>
    <style:style style:name="P96"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97"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98"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99"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100" style:family="paragraph" style:parent-style-name="Preformatted_20_Text">
      <style:text-properties fo:font-variant="normal" fo:text-transform="none" fo:color="#000000" style:font-name="Liberation Serif" fo:font-size="12pt" fo:letter-spacing="normal" fo:font-style="normal" officeooo:paragraph-rsid="00673b4a" fo:background-color="#232525" style:font-size-asian="12pt" style:font-size-complex="12pt"/>
    </style:style>
    <style:style style:name="P101" style:family="paragraph" style:parent-style-name="Preformatted_20_Text">
      <style:text-properties fo:font-variant="normal" fo:text-transform="none" fo:color="#cc7832" style:font-name="Liberation Serif" fo:font-size="12pt" fo:letter-spacing="normal" fo:font-style="normal" fo:font-weight="bold" officeooo:paragraph-rsid="00844288" fo:background-color="#232525" style:font-size-asian="12pt" style:font-weight-asian="normal" style:font-size-complex="12pt" style:font-weight-complex="normal"/>
    </style:style>
    <style:style style:name="P102" style:family="paragraph" style:parent-style-name="Preformatted_20_Text">
      <style:text-properties fo:font-variant="normal" fo:text-transform="none" fo:color="#a9b7c6" style:font-name="DejaVu Sans Mono" fo:font-size="12pt" fo:letter-spacing="normal" fo:font-style="normal" fo:font-weight="normal" officeooo:rsid="00a56f34" officeooo:paragraph-rsid="00aa62b4"/>
    </style:style>
    <style:style style:name="P103" style:family="paragraph" style:parent-style-name="Preformatted_20_Text">
      <style:text-properties fo:font-variant="normal" fo:text-transform="none" fo:color="#a9b7c6" style:font-name="DejaVu Sans Mono" fo:font-size="12pt" fo:letter-spacing="normal" fo:font-style="normal" fo:font-weight="normal" officeooo:rsid="00acb0e2" officeooo:paragraph-rsid="00b03d32"/>
    </style:style>
    <style:style style:name="P104" style:family="paragraph" style:parent-style-name="Preformatted_20_Text">
      <style:text-properties fo:font-variant="normal" fo:text-transform="none" fo:color="#a9b7c6" style:font-name="DejaVu Sans Mono" fo:font-size="12pt" fo:letter-spacing="normal" fo:font-style="normal" fo:font-weight="normal" officeooo:rsid="00b08a55" officeooo:paragraph-rsid="00b08a55"/>
    </style:style>
    <style:style style:name="P105" style:family="paragraph" style:parent-style-name="Preformatted_20_Text">
      <style:paragraph-properties fo:orphans="2" fo:widows="2"/>
    </style:style>
    <style:style style:name="P106" style:family="paragraph" style:parent-style-name="Preformatted_20_Text">
      <style:text-properties officeooo:paragraph-rsid="0075f85d"/>
    </style:style>
    <style:style style:name="P107" style:family="paragraph" style:parent-style-name="Preformatted_20_Text">
      <style:paragraph-properties fo:margin-top="0cm" fo:margin-bottom="0.499cm" loext:contextual-spacing="false"/>
      <style:text-properties fo:color="#a9b7c6" style:font-name="DejaVu Sans Mono"/>
    </style:style>
    <style:style style:name="P108" style:family="paragraph" style:parent-style-name="Preformatted_20_Text">
      <style:paragraph-properties fo:margin-top="0cm" fo:margin-bottom="0.499cm" loext:contextual-spacing="false" fo:orphans="2" fo:widows="2"/>
      <style:text-properties fo:color="#a9b7c6" style:font-name="DejaVu Sans Mono"/>
    </style:style>
    <style:style style:name="P109"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110" style:family="paragraph" style:parent-style-name="Preformatted_20_Text">
      <style:paragraph-properties fo:margin-top="0cm" fo:margin-bottom="0.499cm" loext:contextual-spacing="false"/>
      <style:text-properties fo:color="#a9b7c6" style:font-name="DejaVu Sans Mono" fo:background-color="#232525"/>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114" style:family="paragraph" style:parent-style-name="Preformatted_20_Text">
      <style:paragraph-properties fo:margin-top="0cm" fo:margin-bottom="0.499cm" loext:contextual-spacing="false" fo:orphans="2" fo:widows="2"/>
    </style:style>
    <style:style style:name="P115"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116" style:family="paragraph" style:parent-style-name="Preformatted_20_Text">
      <style:paragraph-properties fo:orphans="2" fo:widows="2" style:writing-mode="lr-tb"/>
      <style:text-properties fo:font-variant="normal" fo:text-transform="none" fo:color="#000000" fo:letter-spacing="normal"/>
    </style:style>
    <style:style style:name="P117"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118"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119"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20"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21"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122" style:family="paragraph" style:parent-style-name="Text_20_body" style:list-style-name="L4">
      <style:text-properties fo:font-variant="normal" fo:text-transform="none" fo:color="#000000" style:font-name="Liberation Serif" fo:font-size="12pt" fo:letter-spacing="normal" fo:font-style="normal" fo:font-weight="normal" officeooo:rsid="00673b4a" officeooo:paragraph-rsid="00673b4a" style:font-size-asian="12pt" style:font-size-complex="12pt"/>
    </style:style>
    <style:style style:name="P123" style:family="paragraph" style:parent-style-name="Text_20_body" style:list-style-name="L5">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124" style:family="paragraph" style:parent-style-name="Text_20_body" style:list-style-name="L8">
      <style:text-properties fo:font-variant="normal" fo:text-transform="none" fo:color="#000000" style:font-name="Liberation Serif" fo:font-size="12pt" fo:letter-spacing="normal" fo:font-style="normal" fo:font-weight="normal" officeooo:rsid="00875f19" officeooo:paragraph-rsid="00875f19" style:font-size-asian="12pt" style:font-weight-asian="normal" style:font-size-complex="12pt" style:font-weight-complex="normal"/>
    </style:style>
    <style:style style:name="P125" style:family="paragraph" style:parent-style-name="Text_20_body" style:list-style-name="L10">
      <style:text-properties fo:font-variant="normal" fo:text-transform="none" fo:color="#000000" style:font-name="Liberation Serif" fo:font-size="12pt" fo:letter-spacing="normal" fo:font-style="normal" fo:font-weight="normal" officeooo:rsid="0091ef89" officeooo:paragraph-rsid="0091ef89" style:font-size-asian="12pt" style:font-weight-asian="normal" style:font-size-complex="12pt" style:font-weight-complex="normal"/>
    </style:style>
    <style:style style:name="P126"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font-size-asian="12pt" style:font-weight-asian="normal" style:font-size-complex="12pt" style:font-weight-complex="normal"/>
    </style:style>
    <style:style style:name="P127"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style>
    <style:style style:name="P128" style:family="paragraph" style:parent-style-name="Text_20_body">
      <style:text-properties fo:font-variant="normal" fo:text-transform="none" fo:color="#000000" style:font-name="Liberation Serif" fo:font-size="12pt" fo:letter-spacing="normal" fo:font-style="normal" fo:font-weight="normal" officeooo:rsid="00a56f34" officeooo:paragraph-rsid="00b46af1"/>
    </style:style>
    <style:style style:name="P129" style:family="paragraph" style:parent-style-name="Text_20_body">
      <style:text-properties fo:font-variant="normal" fo:text-transform="none" fo:color="#000000" style:font-name="Times New Roman" fo:font-size="14pt" fo:letter-spacing="normal" fo:font-style="normal" fo:font-weight="normal" officeooo:rsid="00b03d32" officeooo:paragraph-rsid="00b03d32" style:font-size-asian="12pt" style:font-weight-asian="normal" style:font-size-complex="12pt" style:font-weight-complex="normal"/>
    </style:style>
    <style:style style:name="P130" style:family="paragraph" style:parent-style-name="Text_20_body">
      <style:text-properties fo:font-variant="normal" fo:text-transform="none" fo:color="#000000" style:font-name="Times New Roman" fo:font-size="14pt" fo:letter-spacing="normal" fo:font-style="normal" fo:font-weight="normal" officeooo:rsid="00b12e8e" officeooo:paragraph-rsid="00b08a55" style:font-size-asian="12pt" style:font-weight-asian="normal" style:font-size-complex="12pt" style:font-weight-complex="normal"/>
    </style:style>
    <style:style style:name="P131" style:family="paragraph" style:parent-style-name="Text_20_body" style:list-style-name="L4">
      <style:text-properties fo:font-weight="normal" officeooo:rsid="00673b4a" officeooo:paragraph-rsid="00673b4a"/>
    </style:style>
    <style:style style:name="P132" style:family="paragraph" style:parent-style-name="Text_20_body" style:list-style-name="L4">
      <style:text-properties fo:font-weight="normal" officeooo:rsid="00673b4a" officeooo:paragraph-rsid="006e8ca9"/>
    </style:style>
    <style:style style:name="P133" style:family="paragraph" style:parent-style-name="Text_20_body" style:list-style-name="L5">
      <style:text-properties officeooo:paragraph-rsid="0096f4da"/>
    </style:style>
    <style:style style:name="P134" style:family="paragraph" style:parent-style-name="Text_20_body" style:list-style-name="L5">
      <style:text-properties officeooo:rsid="0080c4a4" officeooo:paragraph-rsid="00954d43"/>
    </style:style>
    <style:style style:name="P135" style:family="paragraph" style:parent-style-name="Text_20_body" style:list-style-name="L6">
      <style:text-properties officeooo:rsid="00826541" officeooo:paragraph-rsid="00826541"/>
    </style:style>
    <style:style style:name="P136" style:family="paragraph" style:parent-style-name="Text_20_body" style:list-style-name="L6">
      <style:text-properties officeooo:rsid="00826541" officeooo:paragraph-rsid="0097a4d3"/>
    </style:style>
    <style:style style:name="P137" style:family="paragraph" style:parent-style-name="Text_20_body" style:list-style-name="L7">
      <style:text-properties officeooo:rsid="00826541" officeooo:paragraph-rsid="00858417"/>
    </style:style>
    <style:style style:name="P138" style:family="paragraph" style:parent-style-name="Text_20_body" style:list-style-name="L8">
      <style:text-properties officeooo:rsid="00826541" officeooo:paragraph-rsid="0086caef"/>
    </style:style>
    <style:style style:name="P139" style:family="paragraph" style:parent-style-name="Text_20_body" style:list-style-name="L6">
      <style:text-properties officeooo:rsid="00844288" officeooo:paragraph-rsid="00844288"/>
    </style:style>
    <style:style style:name="P140" style:family="paragraph" style:parent-style-name="Text_20_body" style:list-style-name="L7">
      <style:text-properties officeooo:rsid="00858417" officeooo:paragraph-rsid="0085f5a8"/>
    </style:style>
    <style:style style:name="P141" style:family="paragraph" style:parent-style-name="Text_20_body" style:list-style-name="L8">
      <style:text-properties officeooo:rsid="0086caef" officeooo:paragraph-rsid="0086caef"/>
    </style:style>
    <style:style style:name="P142" style:family="paragraph" style:parent-style-name="Text_20_body" style:list-style-name="L9">
      <style:text-properties officeooo:rsid="0089670a" officeooo:paragraph-rsid="00954d43"/>
    </style:style>
    <style:style style:name="P143" style:family="paragraph" style:parent-style-name="Text_20_body" style:list-style-name="L10">
      <style:text-properties officeooo:rsid="008b4fdb" officeooo:paragraph-rsid="008b4fdb"/>
    </style:style>
    <style:style style:name="P144" style:family="paragraph" style:parent-style-name="Text_20_body" style:list-style-name="L10">
      <style:text-properties officeooo:rsid="008f0b64" officeooo:paragraph-rsid="008f0b64"/>
    </style:style>
    <style:style style:name="P145" style:family="paragraph" style:parent-style-name="Text_20_body" style:list-style-name="L10">
      <style:text-properties officeooo:rsid="0091009a" officeooo:paragraph-rsid="0091009a"/>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style:font-name="Liberation Serif" fo:font-size="12pt" fo:letter-spacing="normal" fo:font-style="normal" officeooo:rsid="00649883" style:font-size-asian="12pt" style:font-size-complex="12pt"/>
    </style:style>
    <style:style style:name="T34" style:family="text">
      <style:text-properties fo:font-variant="normal" fo:text-transform="none" fo:color="#000000" style:font-name="Liberation Serif" fo:font-size="12pt" fo:letter-spacing="normal" fo:font-style="normal" officeooo:rsid="006547ce" style:font-size-asian="12pt" style:font-size-complex="12pt"/>
    </style:style>
    <style:style style:name="T35" style:family="text">
      <style:text-properties fo:font-variant="normal" fo:text-transform="none" fo:color="#000000" style:font-name="Liberation Serif" fo:font-size="12pt" fo:letter-spacing="normal" fo:font-style="normal" officeooo:rsid="0065baac" style:font-size-asian="12pt" style:font-size-complex="12pt"/>
    </style:style>
    <style:style style:name="T36" style:family="text">
      <style:text-properties fo:font-variant="normal" fo:text-transform="none" fo:color="#000000" style:font-name="Liberation Serif" fo:font-size="12pt" fo:letter-spacing="normal" fo:font-style="normal" officeooo:rsid="0069fe41" style:font-size-asian="12pt" style:font-size-complex="12pt"/>
    </style:style>
    <style:style style:name="T37" style:family="text">
      <style:text-properties fo:font-variant="normal" fo:text-transform="none" fo:color="#000000" style:font-name="Liberation Serif" fo:font-size="12pt" fo:letter-spacing="normal" fo:font-style="normal" officeooo:rsid="006a6ad7" style:font-size-asian="12pt" style:font-size-complex="12pt"/>
    </style:style>
    <style:style style:name="T38" style:family="text">
      <style:text-properties fo:font-variant="normal" fo:text-transform="none" fo:color="#000000" style:font-name="Liberation Serif" fo:font-size="12pt" fo:letter-spacing="normal" fo:font-style="normal" officeooo:rsid="006c16a4" style:font-size-asian="12pt" style:font-size-complex="12pt"/>
    </style:style>
    <style:style style:name="T39" style:family="text">
      <style:text-properties fo:font-variant="normal" fo:text-transform="none" fo:color="#000000" style:font-name="Liberation Serif" fo:font-size="12pt" fo:letter-spacing="normal" fo:font-style="normal" officeooo:rsid="006d5189" style:font-size-asian="12pt" style:font-size-complex="12pt"/>
    </style:style>
    <style:style style:name="T40" style:family="text">
      <style:text-properties fo:font-variant="normal" fo:text-transform="none" fo:color="#000000" style:font-name="Liberation Serif" fo:font-size="12pt" fo:letter-spacing="normal" fo:font-style="normal" officeooo:rsid="006e8ca9" style:font-size-asian="12pt" style:font-size-complex="12pt"/>
    </style:style>
    <style:style style:name="T41"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759b1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744e9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75f85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78207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9ae3a"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addb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7c436a"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e0a32"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7f359c"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370a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5f5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c6a51"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2d6b"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8f0b64"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54d4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6f4da"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97a4d3"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9b0843"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66" style:family="text">
      <style:text-properties fo:font-variant="normal" fo:text-transform="none" fo:color="#000000" fo:letter-spacing="normal" fo:font-style="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4bb626"/>
    </style:style>
    <style:style style:name="T69" style:family="text">
      <style:text-properties fo:font-variant="normal" fo:text-transform="none" fo:color="#000000" fo:letter-spacing="normal" fo:font-style="normal" fo:font-weight="normal" officeooo:rsid="004d7663"/>
    </style:style>
    <style:style style:name="T70" style:family="text">
      <style:text-properties fo:font-variant="normal" fo:text-transform="none" fo:color="#000000" fo:letter-spacing="normal" fo:font-style="normal" fo:font-weight="normal" fo:background-color="#232525" loext:char-shading-value="0"/>
    </style:style>
    <style:style style:name="T71" style:family="text">
      <style:text-properties fo:font-variant="normal" fo:text-transform="none" fo:color="#000000" fo:letter-spacing="normal" fo:font-style="normal" fo:font-weight="normal" officeooo:rsid="004d7663" fo:background-color="#232525" loext:char-shading-value="0"/>
    </style:style>
    <style:style style:name="T72" style:family="text">
      <style:text-properties fo:font-variant="normal" fo:text-transform="none" fo:color="#000000" fo:letter-spacing="normal" fo:font-style="normal" fo:font-weight="normal" officeooo:rsid="004eb9d6"/>
    </style:style>
    <style:style style:name="T73" style:family="text">
      <style:text-properties fo:font-variant="normal" fo:text-transform="none" fo:color="#000000" fo:letter-spacing="normal" fo:font-style="normal" officeooo:rsid="004eb9d6"/>
    </style:style>
    <style:style style:name="T74" style:family="text">
      <style:text-properties fo:font-variant="normal" fo:text-transform="none" fo:color="#000000" fo:letter-spacing="normal" fo:font-style="normal" officeooo:rsid="0062a49f"/>
    </style:style>
    <style:style style:name="T75" style:family="text">
      <style:text-properties fo:font-variant="normal" fo:text-transform="none" fo:color="#000000" fo:letter-spacing="normal" fo:font-style="normal" officeooo:rsid="0062a49f" style:font-weight-asian="normal" style:font-weight-complex="normal"/>
    </style:style>
    <style:style style:name="T76" style:family="text">
      <style:text-properties fo:font-variant="normal" fo:text-transform="none" fo:color="#000000" fo:letter-spacing="normal" fo:font-style="normal" officeooo:rsid="00649883" style:font-weight-asian="normal" style:font-weight-complex="normal"/>
    </style:style>
    <style:style style:name="T77" style:family="text">
      <style:text-properties fo:font-variant="normal" fo:text-transform="none" fo:color="#000000" fo:letter-spacing="normal" fo:font-style="normal" officeooo:rsid="006d5189"/>
    </style:style>
    <style:style style:name="T78"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79"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80" style:family="text">
      <style:text-properties fo:font-variant="normal" fo:text-transform="none" fo:color="#cc7832" fo:letter-spacing="normal" fo:font-style="normal" fo:font-weight="bold" officeooo:rsid="004d7663" fo:background-color="#232525" loext:char-shading-value="0"/>
    </style:style>
    <style:style style:name="T81" style:family="text">
      <style:text-properties fo:font-variant="normal" fo:text-transform="none" fo:color="#cc7832" fo:letter-spacing="normal" fo:font-style="normal" fo:font-weight="normal" fo:background-color="#232525" loext:char-shading-value="0"/>
    </style:style>
    <style:style style:name="T82" style:family="text">
      <style:text-properties fo:font-variant="normal" fo:text-transform="none" fo:color="#cc7832" fo:letter-spacing="normal" fo:font-style="normal" fo:font-weight="normal" officeooo:rsid="004d7663" fo:background-color="#232525" loext:char-shading-value="0"/>
    </style:style>
    <style:style style:name="T83"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84" style:family="text">
      <style:text-properties fo:font-variant="normal" fo:text-transform="none" fo:color="#cc7832" style:font-name="Liberation Serif" fo:font-size="12pt" fo:letter-spacing="normal" fo:font-style="normal" fo:font-weight="bold" fo:background-color="#232525" loext:char-shading-value="0" style:font-size-asian="12pt" style:font-weight-asian="normal" style:font-size-complex="12pt" style:font-weight-complex="normal"/>
    </style:style>
    <style:style style:name="T85" style:family="text">
      <style:text-properties fo:font-variant="normal" fo:text-transform="none" fo:color="#cc7832" style:font-name="Liberation Serif" fo:font-size="12pt" fo:letter-spacing="normal" fo:font-style="normal" fo:font-weight="bold" officeooo:rsid="0079ae3a" fo:background-color="#232525" loext:char-shading-value="0" style:font-size-asian="12pt" style:font-weight-asian="normal" style:font-size-complex="12pt" style:font-weight-complex="normal"/>
    </style:style>
    <style:style style:name="T86" style:family="text">
      <style:text-properties fo:font-variant="normal" fo:text-transform="none" fo:color="#cc7832" style:font-name="Liberation Serif" fo:font-size="12pt" fo:letter-spacing="normal" fo:font-style="normal" fo:font-weight="bold" officeooo:rsid="00813e98" fo:background-color="#232525" loext:char-shading-value="0" style:font-size-asian="12pt" style:font-weight-asian="normal" style:font-size-complex="12pt" style:font-weight-complex="normal"/>
    </style:style>
    <style:style style:name="T87" style:family="text">
      <style:text-properties fo:font-variant="normal" fo:text-transform="none" fo:color="#cc7832" style:font-name="Liberation Serif" fo:font-size="12pt" fo:letter-spacing="normal" fo:font-style="normal" fo:font-weight="bold" officeooo:rsid="0085f5a8" fo:background-color="#232525" loext:char-shading-value="0" style:font-size-asian="12pt" style:font-weight-asian="normal" style:font-size-complex="12pt" style:font-weight-complex="normal"/>
    </style:style>
    <style:style style:name="T88" style:family="text">
      <style:text-properties fo:font-variant="normal" fo:text-transform="none" fo:color="#cc7832" style:font-name="Liberation Serif" fo:font-size="12pt" fo:letter-spacing="normal" fo:font-style="normal" fo:font-weight="bold" officeooo:rsid="007f359c" fo:background-color="#232525" loext:char-shading-value="0" style:font-size-asian="12pt" style:font-weight-asian="normal" style:font-size-complex="12pt" style:font-weight-complex="normal"/>
    </style:style>
    <style:style style:name="T89" style:family="text">
      <style:text-properties fo:font-variant="normal" fo:text-transform="none" fo:color="#cc7832" style:font-name="Liberation Serif" fo:font-size="12pt" fo:letter-spacing="normal" fo:font-style="normal" fo:font-weight="bold" style:font-size-asian="12pt" style:font-size-complex="12pt"/>
    </style:style>
    <style:style style:name="T90"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91" style:family="text">
      <style:text-properties fo:font-variant="normal" fo:text-transform="none" fo:color="#cc7832" style:font-name="Liberation Serif" fo:font-size="12pt" fo:letter-spacing="normal" fo:font-style="normal" fo:font-weight="bold" style:font-size-asian="12pt" style:font-weight-asian="normal" style:font-size-complex="12pt" style:font-weight-complex="normal"/>
    </style:style>
    <style:style style:name="T92" style:family="text">
      <style:text-properties fo:font-variant="normal" fo:text-transform="none" fo:color="#cc7832"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93" style:family="text">
      <style:text-properties fo:font-variant="normal" fo:text-transform="none" fo:color="#cc7832"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94" style:family="text">
      <style:text-properties fo:font-variant="normal" fo:text-transform="none" fo:color="#cc7832"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95" style:family="text">
      <style:text-properties fo:font-variant="normal" fo:text-transform="none" fo:color="#cc7832"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96" style:family="text">
      <style:text-properties fo:font-variant="normal" fo:text-transform="none" fo:color="#6897bb" fo:letter-spacing="normal" fo:font-style="normal" fo:font-weight="normal" officeooo:rsid="004d7663" fo:background-color="#232525" loext:char-shading-value="0"/>
    </style:style>
    <style:style style:name="T97" style:family="text">
      <style:text-properties fo:font-variant="normal" fo:text-transform="none" fo:color="#9876aa" fo:letter-spacing="normal" fo:font-style="normal" fo:font-weight="normal" fo:background-color="#232525" loext:char-shading-value="0"/>
    </style:style>
    <style:style style:name="T98"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99" style:family="text">
      <style:text-properties fo:font-variant="normal" fo:text-transform="none" fo:color="#9876aa" style:font-name="Liberation Serif" fo:font-size="12pt" fo:letter-spacing="normal" fo:font-style="normal" style:font-size-asian="12pt" style:font-size-complex="12pt"/>
    </style:style>
    <style:style style:name="T100" style:family="text">
      <style:text-properties fo:font-variant="normal" fo:text-transform="none" fo:color="#9876aa" style:font-name="Liberation Serif" fo:font-size="12pt" fo:letter-spacing="normal" fo:font-style="normal" officeooo:rsid="0065baac" style:font-size-asian="12pt" style:font-size-complex="12pt"/>
    </style:style>
    <style:style style:name="T101" style:family="text">
      <style:text-properties fo:font-variant="normal" fo:text-transform="none" fo:color="#9876aa"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02" style:family="text">
      <style:text-properties fo:font-variant="normal" fo:text-transform="none" fo:color="#9876aa"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03" style:family="text">
      <style:text-properties fo:font-variant="normal" fo:text-transform="none" fo:color="#9876aa"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04" style:family="text">
      <style:text-properties fo:font-variant="normal" fo:text-transform="none" fo:color="#9876aa" style:font-name="Liberation Serif" fo:font-size="12pt" fo:letter-spacing="normal" fo:font-style="normal" fo:font-weight="bold" style:font-size-asian="12pt" style:font-weight-asian="normal" style:font-size-complex="12pt" style:font-weight-complex="normal"/>
    </style:style>
    <style:style style:name="T105" style:family="text">
      <style:text-properties fo:font-variant="normal" fo:text-transform="none" fo:color="#9876aa" style:font-name="Liberation Serif" fo:font-size="12pt" fo:letter-spacing="normal" fo:font-style="italic" fo:font-weight="normal" fo:background-color="#232525" loext:char-shading-value="0" style:font-size-asian="12pt" style:font-weight-asian="normal" style:font-size-complex="12pt" style:font-weight-complex="normal"/>
    </style:style>
    <style:style style:name="T106" style:family="text">
      <style:text-properties fo:font-variant="normal" fo:text-transform="none" fo:color="#9876aa" style:font-name="Liberation Serif" fo:font-size="12pt" fo:letter-spacing="normal" fo:font-style="italic" fo:font-weight="normal" officeooo:rsid="007f359c" fo:background-color="#232525" loext:char-shading-value="0" style:font-size-asian="12pt" style:font-weight-asian="normal" style:font-size-complex="12pt" style:font-weight-complex="normal"/>
    </style:style>
    <style:style style:name="T107" style:family="text">
      <style:text-properties fo:font-variant="normal" fo:text-transform="none" fo:color="#9876aa" style:font-name="Liberation Serif" fo:font-size="12pt" fo:letter-spacing="normal" fo:font-style="italic" fo:font-weight="normal" officeooo:rsid="00813e98" fo:background-color="#232525" loext:char-shading-value="0" style:font-size-asian="12pt" style:font-weight-asian="normal" style:font-size-complex="12pt" style:font-weight-complex="normal"/>
    </style:style>
    <style:style style:name="T108" style:family="text">
      <style:text-properties fo:font-variant="normal" fo:text-transform="none" fo:color="#9876aa" style:font-name="Liberation Serif" fo:font-size="12pt" fo:letter-spacing="normal" fo:font-style="italic" fo:font-weight="normal" officeooo:rsid="0085f5a8" fo:background-color="#232525" loext:char-shading-value="0" style:font-size-asian="12pt" style:font-weight-asian="normal" style:font-size-complex="12pt" style:font-weight-complex="normal"/>
    </style:style>
    <style:style style:name="T109" style:family="text">
      <style:text-properties fo:font-variant="normal" fo:text-transform="none" fo:color="#9876aa" style:font-name="Liberation Serif" fo:font-size="12pt" fo:letter-spacing="normal" fo:font-style="italic" fo:font-weight="bold" style:font-size-asian="12pt" style:font-weight-asian="normal" style:font-size-complex="12pt" style:font-weight-complex="normal"/>
    </style:style>
    <style:style style:name="T110" style:family="text">
      <style:text-properties fo:font-variant="normal" fo:text-transform="none" fo:color="#6a8759" fo:letter-spacing="normal" fo:font-style="normal" fo:font-weight="normal" fo:background-color="#232525" loext:char-shading-value="0"/>
    </style:style>
    <style:style style:name="T111" style:family="text">
      <style:text-properties fo:font-variant="normal" fo:text-transform="none" fo:color="#6a8759"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112" style:family="text">
      <style:text-properties fo:font-variant="normal" fo:text-transform="none" fo:color="#6a8759"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113" style:family="text">
      <style:text-properties fo:font-variant="normal" fo:text-transform="none" fo:color="#6a8759"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14" style:family="text">
      <style:text-properties fo:font-variant="normal" fo:text-transform="none" fo:color="#6a8759"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15" style:family="text">
      <style:text-properties fo:font-variant="normal" fo:text-transform="none" fo:color="#6a8759" style:font-name="Liberation Serif" fo:font-size="12pt" fo:letter-spacing="normal" fo:font-style="normal" fo:font-weight="bold" style:font-size-asian="12pt" style:font-weight-asian="normal" style:font-size-complex="12pt" style:font-weight-complex="normal"/>
    </style:style>
    <style:style style:name="T116"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117" style:family="text">
      <style:text-properties fo:font-variant="normal" fo:text-transform="none" fo:color="#ffc66d" style:font-name="Liberation Serif" fo:font-size="12pt" fo:letter-spacing="normal" fo:font-style="normal" style:font-size-asian="12pt" style:font-size-complex="12pt"/>
    </style:style>
    <style:style style:name="T118" style:family="text">
      <style:text-properties fo:font-variant="normal" fo:text-transform="none" fo:color="#ffc66d" style:font-name="Liberation Serif" fo:font-size="12pt" fo:letter-spacing="normal" fo:font-style="normal" officeooo:rsid="0065baac" style:font-size-asian="12pt" style:font-size-complex="12pt"/>
    </style:style>
    <style:style style:name="T119" style:family="text">
      <style:text-properties fo:font-variant="normal" fo:text-transform="none" fo:color="#ffc66d"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20" style:family="text">
      <style:text-properties fo:font-variant="normal" fo:text-transform="none" fo:color="#ffc66d"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21" style:family="text">
      <style:text-properties fo:font-variant="normal" fo:text-transform="none" fo:color="#ffc66d"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22" style:family="text">
      <style:text-properties fo:font-variant="normal" fo:text-transform="none" fo:color="#ffc66d" style:font-name="Liberation Serif" fo:font-size="12pt" fo:letter-spacing="normal" fo:font-style="normal" fo:font-weight="bold" style:font-size-asian="12pt" style:font-weight-asian="normal" style:font-size-complex="12pt" style:font-weight-complex="normal"/>
    </style:style>
    <style:style style:name="T123" style:family="text">
      <style:text-properties fo:font-variant="normal" fo:text-transform="none" fo:color="#383a42" style:font-name="Menlo" fo:font-size="10.5pt" fo:letter-spacing="normal" fo:font-style="normal" fo:font-weight="normal" officeooo:rsid="007e0a32" style:font-size-asian="12pt" style:font-weight-asian="normal" style:font-size-complex="12pt" style:font-weight-complex="normal"/>
    </style:style>
    <style:style style:name="T124" style:family="text">
      <style:text-properties fo:font-variant="normal" fo:text-transform="none" fo:color="#e45649" style:font-name="Menlo" fo:font-size="10.5pt" fo:letter-spacing="normal" fo:font-style="normal" fo:font-weight="normal" officeooo:rsid="007e0a32" style:font-size-asian="12pt" style:font-weight-asian="normal" style:font-size-complex="12pt" style:font-weight-complex="normal"/>
    </style:style>
    <style:style style:name="T125" style:family="text">
      <style:text-properties fo:font-variant="normal" fo:text-transform="none" fo:color="#986801" style:font-name="Menlo" fo:font-size="10.5pt" fo:letter-spacing="normal" fo:font-style="normal" fo:font-weight="normal" officeooo:rsid="007e0a32" style:font-size-asian="12pt" style:font-weight-asian="normal" style:font-size-complex="12pt" style:font-weight-complex="normal"/>
    </style:style>
    <style:style style:name="T126" style:family="text">
      <style:text-properties fo:font-variant="normal" fo:text-transform="none" fo:color="#50a14f" style:font-name="Menlo" fo:font-size="10.5pt" fo:letter-spacing="normal" fo:font-style="normal" fo:font-weight="normal" officeooo:rsid="007e0a32" style:font-size-asian="12pt" style:font-weight-asian="normal" style:font-size-complex="12pt" style:font-weight-complex="normal"/>
    </style:style>
    <style:style style:name="T127" style:family="text">
      <style:text-properties style:font-name="Liberation Serif" fo:font-size="12pt" style:text-underline-style="none" officeooo:rsid="002b2cfd" style:font-size-asian="12pt" style:font-weight-asian="normal" style:font-size-complex="12pt" style:font-weight-complex="normal"/>
    </style:style>
    <style:style style:name="T128" style:family="text">
      <style:text-properties officeooo:rsid="00330b63"/>
    </style:style>
    <style:style style:name="T129" style:family="text">
      <style:text-properties officeooo:rsid="003819bf"/>
    </style:style>
    <style:style style:name="T130" style:family="text">
      <style:text-properties fo:background-color="#232525" loext:char-shading-value="0"/>
    </style:style>
    <style:style style:name="T131" style:family="text">
      <style:text-properties officeooo:rsid="003d34eb" fo:background-color="#232525" loext:char-shading-value="0"/>
    </style:style>
    <style:style style:name="T132" style:family="text">
      <style:text-properties officeooo:rsid="00abd81d" fo:background-color="#232525" loext:char-shading-value="0" style:font-size-asian="12pt" style:font-weight-asian="normal" style:font-size-complex="12pt" style:font-weight-complex="normal"/>
    </style:style>
    <style:style style:name="T133" style:family="text">
      <style:text-properties fo:color="#9876aa" fo:background-color="#232525" loext:char-shading-value="0"/>
    </style:style>
    <style:style style:name="T134" style:family="text">
      <style:text-properties fo:color="#9876aa" officeooo:rsid="003d34eb" fo:background-color="#232525" loext:char-shading-value="0"/>
    </style:style>
    <style:style style:name="T135" style:family="text">
      <style:text-properties fo:color="#9876aa" officeooo:rsid="00abd81d" fo:background-color="#232525" loext:char-shading-value="0" style:font-size-asian="12pt" style:font-weight-asian="normal" style:font-size-complex="12pt" style:font-weight-complex="normal"/>
    </style:style>
    <style:style style:name="T136" style:family="text">
      <style:text-properties fo:color="#9876aa" style:font-name="DejaVu Sans Mono" fo:background-color="#232525" loext:char-shading-value="0"/>
    </style:style>
    <style:style style:name="T137" style:family="text">
      <style:text-properties fo:color="#9876aa" style:font-name="DejaVu Sans Mono" fo:font-style="italic" fo:background-color="#232525" loext:char-shading-value="0"/>
    </style:style>
    <style:style style:name="T138" style:family="text">
      <style:text-properties fo:color="#9876aa" fo:font-style="italic" officeooo:rsid="00abd81d" fo:background-color="#232525" loext:char-shading-value="0" style:font-size-asian="12pt" style:font-weight-asian="normal" style:font-size-complex="12pt" style:font-weight-complex="normal"/>
    </style:style>
    <style:style style:name="T139" style:family="text">
      <style:text-properties fo:color="#9876aa" style:font-name="Times New Roman" fo:font-size="14pt" officeooo:rsid="00b03d32" fo:background-color="#232525" loext:char-shading-value="0" style:font-size-asian="12pt" style:font-weight-asian="normal" style:font-size-complex="12pt" style:font-weight-complex="normal"/>
    </style:style>
    <style:style style:name="T140" style:family="text">
      <style:text-properties fo:color="#6a8759" fo:background-color="#232525" loext:char-shading-value="0"/>
    </style:style>
    <style:style style:name="T141" style:family="text">
      <style:text-properties fo:color="#6a8759" officeooo:rsid="00409c94" fo:background-color="#232525" loext:char-shading-value="0"/>
    </style:style>
    <style:style style:name="T142" style:family="text">
      <style:text-properties fo:color="#6a8759" officeooo:rsid="0046416a" fo:background-color="#232525" loext:char-shading-value="0"/>
    </style:style>
    <style:style style:name="T143" style:family="text">
      <style:text-properties fo:color="#6a8759" style:font-name="DejaVu Sans Mono" fo:background-color="#232525" loext:char-shading-value="0"/>
    </style:style>
    <style:style style:name="T144" style:family="text">
      <style:text-properties fo:color="#6a8759" style:font-name="DejaVu Sans Mono" officeooo:rsid="00b289a5" fo:background-color="#232525" loext:char-shading-value="0"/>
    </style:style>
    <style:style style:name="T145" style:family="text">
      <style:text-properties fo:color="#cc7832" fo:background-color="#232525" loext:char-shading-value="0"/>
    </style:style>
    <style:style style:name="T146" style:family="text">
      <style:text-properties fo:color="#cc7832" officeooo:rsid="003d34eb" fo:background-color="#232525" loext:char-shading-value="0"/>
    </style:style>
    <style:style style:name="T147" style:family="text">
      <style:text-properties fo:color="#cc7832" officeooo:rsid="00abd81d" fo:background-color="#232525" loext:char-shading-value="0" style:font-size-asian="12pt" style:font-weight-asian="normal" style:font-size-complex="12pt" style:font-weight-complex="normal"/>
    </style:style>
    <style:style style:name="T148" style:family="text">
      <style:text-properties fo:color="#cc7832" style:font-name="DejaVu Sans Mono" fo:background-color="#232525" loext:char-shading-value="0"/>
    </style:style>
    <style:style style:name="T149" style:family="text">
      <style:text-properties fo:color="#cc7832" style:font-name="DejaVu Sans Mono" fo:font-weight="bold" fo:background-color="#232525" loext:char-shading-value="0"/>
    </style:style>
    <style:style style:name="T150" style:family="text">
      <style:text-properties fo:color="#cc7832" fo:font-weight="bold" fo:background-color="#232525" loext:char-shading-value="0"/>
    </style:style>
    <style:style style:name="T151" style:family="text">
      <style:text-properties fo:color="#cc7832" fo:font-weight="bold" officeooo:rsid="00abd81d" fo:background-color="#232525" loext:char-shading-value="0" style:font-size-asian="12pt" style:font-weight-asian="normal" style:font-size-complex="12pt" style:font-weight-complex="normal"/>
    </style:style>
    <style:style style:name="T152" style:family="text">
      <style:text-properties fo:color="#cc7832" style:font-name="Times New Roman" fo:font-size="14pt" fo:font-weight="bold" officeooo:rsid="00b12e8e" fo:background-color="#232525" loext:char-shading-value="0" style:font-size-asian="12pt" style:font-weight-asian="normal" style:font-size-complex="12pt" style:font-weight-complex="normal"/>
    </style:style>
    <style:style style:name="T153" style:family="text">
      <style:text-properties fo:color="#a9b7c6" style:font-name="DejaVu Sans Mono" fo:background-color="#232525" loext:char-shading-value="0"/>
    </style:style>
    <style:style style:name="T154" style:family="text">
      <style:text-properties fo:font-style="italic"/>
    </style:style>
    <style:style style:name="T155" style:family="text">
      <style:text-properties fo:font-style="italic" fo:font-weight="normal"/>
    </style:style>
    <style:style style:name="T156" style:family="text">
      <style:text-properties fo:font-style="italic" fo:font-weight="bold"/>
    </style:style>
    <style:style style:name="T157" style:family="text">
      <style:text-properties fo:font-style="normal" fo:font-weight="normal"/>
    </style:style>
    <style:style style:name="T158" style:family="text">
      <style:text-properties fo:font-size="14pt" fo:font-style="normal" fo:font-weight="normal"/>
    </style:style>
    <style:style style:name="T159" style:family="text">
      <style:text-properties fo:font-size="14pt" fo:font-style="italic" fo:font-weight="normal"/>
    </style:style>
    <style:style style:name="T160" style:family="text">
      <style:text-properties fo:font-size="10pt" fo:font-style="normal" fo:font-weight="normal"/>
    </style:style>
    <style:style style:name="T161" style:family="text">
      <style:text-properties fo:color="#888a85" fo:font-size="14pt" fo:font-style="normal" fo:font-weight="normal"/>
    </style:style>
    <style:style style:name="T162" style:family="text">
      <style:text-properties fo:color="#888a85" fo:font-style="normal" fo:font-weight="normal"/>
    </style:style>
    <style:style style:name="T163" style:family="text">
      <style:text-properties fo:color="#cc0000" fo:font-size="14pt" fo:font-style="normal" fo:font-weight="normal"/>
    </style:style>
    <style:style style:name="T164" style:family="text">
      <style:text-properties fo:color="#cc0000" fo:font-style="normal" fo:font-weight="normal"/>
    </style:style>
    <style:style style:name="T165" style:family="text">
      <style:text-properties officeooo:rsid="003ad1eb"/>
    </style:style>
    <style:style style:name="T166" style:family="text">
      <style:text-properties officeooo:rsid="003eb51c"/>
    </style:style>
    <style:style style:name="T167" style:family="text">
      <style:text-properties officeooo:rsid="003f9523"/>
    </style:style>
    <style:style style:name="T168" style:family="text">
      <style:text-properties fo:color="#6897bb" fo:background-color="#232525" loext:char-shading-value="0"/>
    </style:style>
    <style:style style:name="T169" style:family="text">
      <style:text-properties fo:color="#6897bb" style:font-name="DejaVu Sans Mono" fo:background-color="#232525" loext:char-shading-value="0"/>
    </style:style>
    <style:style style:name="T170" style:family="text">
      <style:text-properties officeooo:rsid="00409c94"/>
    </style:style>
    <style:style style:name="T171" style:family="text">
      <style:text-properties fo:color="#4e9a06" fo:font-style="normal" fo:font-weight="normal"/>
    </style:style>
    <style:style style:name="T172" style:family="text">
      <style:text-properties officeooo:rsid="00423cc4"/>
    </style:style>
    <style:style style:name="T173" style:family="text">
      <style:text-properties officeooo:rsid="00458729"/>
    </style:style>
    <style:style style:name="T174" style:family="text">
      <style:text-properties style:font-name="DejaVu Sans Mono"/>
    </style:style>
    <style:style style:name="T175" style:family="text">
      <style:text-properties style:font-name="DejaVu Sans Mono" fo:background-color="#232525" loext:char-shading-value="0"/>
    </style:style>
    <style:style style:name="T176" style:family="text">
      <style:text-properties officeooo:rsid="00482be4"/>
    </style:style>
    <style:style style:name="T177" style:family="text">
      <style:text-properties officeooo:rsid="004a1d91"/>
    </style:style>
    <style:style style:name="T178" style:family="text">
      <style:text-properties officeooo:rsid="004ec2bc"/>
    </style:style>
    <style:style style:name="T179" style:family="text">
      <style:text-properties officeooo:rsid="0055528d"/>
    </style:style>
    <style:style style:name="T180" style:family="text">
      <style:text-properties officeooo:rsid="005c20fe"/>
    </style:style>
    <style:style style:name="T181" style:family="text">
      <style:text-properties officeooo:rsid="005dbac4"/>
    </style:style>
    <style:style style:name="T182" style:family="text">
      <style:text-properties officeooo:rsid="00611894"/>
    </style:style>
    <style:style style:name="T183" style:family="text">
      <style:text-properties fo:color="#808080" fo:background-color="#232525" loext:char-shading-value="0"/>
    </style:style>
    <style:style style:name="T184" style:family="text">
      <style:text-properties fo:color="#808080" style:font-name="DejaVu Sans Mono" fo:background-color="#232525" loext:char-shading-value="0"/>
    </style:style>
    <style:style style:name="T185" style:family="text">
      <style:text-properties fo:color="#ffc66d" fo:background-color="#232525" loext:char-shading-value="0"/>
    </style:style>
    <style:style style:name="T186" style:family="text">
      <style:text-properties fo:color="#ffc66d" style:font-name="Times New Roman" fo:font-size="14pt" officeooo:rsid="00b03d32" fo:background-color="#232525" loext:char-shading-value="0" style:font-size-asian="12pt" style:font-weight-asian="normal" style:font-size-complex="12pt" style:font-weight-complex="normal"/>
    </style:style>
    <style:style style:name="T187" style:family="text">
      <style:text-properties fo:color="#ffc66d" style:font-name="DejaVu Sans Mono" fo:background-color="#232525" loext:char-shading-value="0"/>
    </style:style>
    <style:style style:name="T188" style:family="text">
      <style:text-properties fo:color="#ffc66d" style:font-name="DejaVu Sans Mono" fo:font-style="italic" fo:background-color="#232525" loext:char-shading-value="0"/>
    </style:style>
    <style:style style:name="T189" style:family="text">
      <style:text-properties officeooo:rsid="009d6c29"/>
    </style:style>
    <style:style style:name="T190" style:family="text">
      <style:text-properties style:font-size-asian="12pt" style:font-weight-asian="normal" style:font-size-complex="12pt" style:font-weight-complex="normal"/>
    </style:style>
    <style:style style:name="T191" style:family="text">
      <style:text-properties officeooo:rsid="009f3861" style:font-size-asian="12pt" style:font-weight-asian="normal" style:font-size-complex="12pt" style:font-weight-complex="normal"/>
    </style:style>
    <style:style style:name="T192" style:family="text">
      <style:text-properties officeooo:rsid="00a0e821" style:font-size-asian="12pt" style:font-weight-asian="normal" style:font-size-complex="12pt" style:font-weight-complex="normal"/>
    </style:style>
    <style:style style:name="T193" style:family="text">
      <style:text-properties officeooo:rsid="00a2a861" style:font-size-asian="12pt" style:font-weight-asian="normal" style:font-size-complex="12pt" style:font-weight-complex="normal"/>
    </style:style>
    <style:style style:name="T194" style:family="text">
      <style:text-properties officeooo:rsid="00a457f1" style:font-size-asian="12pt" style:font-weight-asian="normal" style:font-size-complex="12pt" style:font-weight-complex="normal"/>
    </style:style>
    <style:style style:name="T195" style:family="text">
      <style:text-properties officeooo:rsid="00a657eb" style:font-size-asian="12pt" style:font-weight-asian="normal" style:font-size-complex="12pt" style:font-weight-complex="normal"/>
    </style:style>
    <style:style style:name="T196" style:family="text">
      <style:text-properties officeooo:rsid="00a83f54" style:font-size-asian="12pt" style:font-weight-asian="normal" style:font-size-complex="12pt" style:font-weight-complex="normal"/>
    </style:style>
    <style:style style:name="T197" style:family="text">
      <style:text-properties officeooo:rsid="00a988a7" style:font-size-asian="12pt" style:font-weight-asian="normal" style:font-size-complex="12pt" style:font-weight-complex="normal"/>
    </style:style>
    <style:style style:name="T198" style:family="text">
      <style:text-properties officeooo:rsid="00aa62b4" style:font-size-asian="12pt" style:font-weight-asian="normal" style:font-size-complex="12pt" style:font-weight-complex="normal"/>
    </style:style>
    <style:style style:name="T199" style:family="text">
      <style:text-properties officeooo:rsid="00abd81d" style:font-size-asian="12pt" style:font-weight-asian="normal" style:font-size-complex="12pt" style:font-weight-complex="normal"/>
    </style:style>
    <style:style style:name="T200" style:family="text">
      <style:text-properties officeooo:rsid="00b46af1" style:font-size-asian="12pt" style:font-weight-asian="normal" style:font-size-complex="12pt" style:font-weight-complex="normal"/>
    </style:style>
    <style:style style:name="T201" style:family="text">
      <style:text-properties style:font-name="Times New Roman" fo:font-size="14pt" style:font-size-asian="12pt" style:font-weight-asian="normal" style:font-size-complex="12pt" style:font-weight-complex="normal"/>
    </style:style>
    <style:style style:name="T202" style:family="text">
      <style:text-properties style:font-name="Times New Roman" fo:font-size="14pt" officeooo:rsid="00abd81d" style:font-size-asian="12pt" style:font-weight-asian="normal" style:font-size-complex="12pt" style:font-weight-complex="normal"/>
    </style:style>
    <style:style style:name="T203" style:family="text">
      <style:text-properties style:font-name="Times New Roman" fo:font-size="14pt" officeooo:rsid="00ad3099" style:font-size-asian="12pt" style:font-weight-asian="normal" style:font-size-complex="12pt" style:font-weight-complex="normal"/>
    </style:style>
    <style:style style:name="T204" style:family="text">
      <style:text-properties style:font-name="Times New Roman" fo:font-size="14pt" officeooo:rsid="00ada864" style:font-size-asian="12pt" style:font-weight-asian="normal" style:font-size-complex="12pt" style:font-weight-complex="normal"/>
    </style:style>
    <style:style style:name="T205" style:family="text">
      <style:text-properties style:font-name="Times New Roman" fo:font-size="14pt" officeooo:rsid="00adb897" style:font-size-asian="12pt" style:font-weight-asian="normal" style:font-size-complex="12pt" style:font-weight-complex="normal"/>
    </style:style>
    <style:style style:name="T206" style:family="text">
      <style:text-properties style:font-name="Times New Roman" fo:font-size="14pt" officeooo:rsid="00ae4e1a" style:font-size-asian="12pt" style:font-weight-asian="normal" style:font-size-complex="12pt" style:font-weight-complex="normal"/>
    </style:style>
    <style:style style:name="T207" style:family="text">
      <style:text-properties style:font-name="Times New Roman" fo:font-size="14pt" officeooo:rsid="00b03d32" style:font-size-asian="12pt" style:font-weight-asian="normal" style:font-size-complex="12pt" style:font-weight-complex="normal"/>
    </style:style>
    <style:style style:name="T208" style:family="text">
      <style:text-properties style:font-name="Times New Roman" fo:font-size="14pt" officeooo:rsid="00b12e8e" style:font-size-asian="12pt" style:font-weight-asian="normal" style:font-size-complex="12pt" style:font-weight-complex="normal"/>
    </style:style>
    <style:style style:name="T209" style:family="text">
      <style:text-properties style:font-name="Times New Roman" fo:font-size="14pt" officeooo:rsid="00b46af1" style:font-size-asian="12pt" style:font-weight-asian="normal" style:font-size-complex="12pt" style:font-weight-complex="normal"/>
    </style:style>
    <style:style style:name="T210" style:family="text">
      <style:text-properties style:font-name="Times New Roman" fo:font-size="14pt" officeooo:rsid="00b03d32" fo:background-color="#232525" loext:char-shading-value="0" style:font-size-asian="12pt" style:font-weight-asian="normal" style:font-size-complex="12pt" style:font-weight-complex="normal"/>
    </style:style>
    <style:style style:name="T211" style:family="text">
      <style:text-properties style:font-name="Times New Roman" fo:font-size="14pt" officeooo:rsid="00b12e8e" fo:background-color="#232525" loext:char-shading-value="0"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text:p>
      <text:p text:style-name="P1">Наб<text:span text:style-name="T182">р</text:span>оски, идеи, заметки по архитектуре стилю, контенту.</text:p>
      <text:p text:style-name="P1"/>
      <text:p text:style-name="P2">Разбиение базы демонстрируемых знаний по страницам</text:p>
      <text:p text:style-name="P12"><text:span text:style-name="T27">0</text:span>. <text:span text:style-name="T9">Главная страница</text:span></text:p>
      <text:p text:style-name="P12"><text:span text:style-name="T1">Демонстрация</text:span> <text:span text:style-name="T27">вывода контента из бд по принципу MVC и поисковика по сайту.</text:span></text:p>
      <text:p text:style-name="P12"><text:span text:style-name="T1">Текст</text:span> <text:span text:style-name="T27">о проекте и контакты</text:span>. </text:p>
      <text:p text:style-name="P6">1. <text:span text:style-name="T3">Работа с данными простых типов</text:span></text:p>
      <text:p text:style-name="P6"><text:span text:style-name="T1">Демонстрация</text:span> встроенных удобных функций работы со строками, массивами и числами.</text:p>
      <text:p text:style-name="P6"><text:span text:style-name="T1">Текст</text:span> о пользе и правильности использования встроенных функций и существующих решений в целом. </text:p>
      <text:p text:style-name="P20">Вставки<text:span text:style-name="T10"> этих самых функций и сравнение с авторски написанным ручным кодом.</text:span></text:p>
      <text:p text:style-name="P6"><text:span text:style-name="T22">2</text:span>. <text:span text:style-name="T3">Работа со своими функциями</text:span></text:p>
      <text:p text:style-name="P6"><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6"><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20">Вставки<text:span text:style-name="T10"> этих самых функций.</text:span></text:p>
      <text:p text:style-name="P7"><text:span text:style-name="T22">3</text:span>. <text:span text:style-name="T3">Работа с </text:span><text:span text:style-name="T4">формами</text:span></text:p>
      <text:p text:style-name="P7"><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7"><text:span text:style-name="T1">Текст</text:span> <text:span text:style-name="T22">об экранировании, способах защиты от XSS через обработку форм</text:span>. </text:p>
      <text:p text:style-name="P21">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8"><text:span text:style-name="T23">4</text:span>. <text:span text:style-name="T3">Работа с </text:span><text:span text:style-name="T5">БД через ПДО</text:span></text:p>
      <text:p text:style-name="P8"><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8"><text:span text:style-name="T1">Текст</text:span> <text:span text:style-name="T22">об экранировании, способах защиты,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22"><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9"/>
      <text:p text:style-name="P9"/>
      <text:p text:style-name="P9"><text:span text:style-name="T24">5</text:span>. <text:span text:style-name="T6">Оптимизация и логирование</text:span></text:p>
      <text:p text:style-name="P9"><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9"><text:span text:style-name="T1">Текст</text:span> <text:s/>- <text:span text:style-name="T25">контент внешнего сайта ruhighload.com и рассказ о том, зачем нужно логирование.</text:span></text:p>
      <text:p text:style-name="P23">Вставки<text:span text:style-name="T10"> </text:span><text:span text:style-name="T13">функций parse_ini_file, set_ini, error_log</text:span><text:span text:style-name="T12">.</text:span></text:p>
      <text:p text:style-name="P10"><text:span text:style-name="T25">6</text:span>. <text:span text:style-name="T7">Принцип MVC</text:span></text:p>
      <text:p text:style-name="P10"><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10"><text:span text:style-name="T1">Текст</text:span> <text:s/><text:span text:style-name="T25">о концепции mvc и принципе работы шаблонизатора.</text:span></text:p>
      <text:p text:style-name="P24"><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11"><text:span text:style-name="T189">7</text:span>. <text:span text:style-name="T8">Типы данных в mysql</text:span></text:p>
      <text:p text:style-name="P11"><text:span text:style-name="T1">Демонстрация</text:span> <text:s/><text:span text:style-name="T26">контента ruhighload, вывод таблицы по пользовательскому запросу</text:span></text:p>
      <text:p text:style-name="P11"><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25"><text:span text:style-name="T23">Вставки</text:span><text:span text:style-name="T12"> </text:span><text:span text:style-name="T14">содержимого БД, SQL запросов.</text:span></text:p>
      <text:p text:style-name="P28"/>
      <text:p text:style-name="P28"/>
      <text:p text:style-name="P28"/>
      <text:p text:style-name="P28"/>
      <text:p text:style-name="P27"><text:span text:style-name="T14">О</text:span><text:span text:style-name="T10">сновные правила дизайна сайта.</text:span></text:p>
      <text:p text:style-name="P26"><text:span text:style-name="T10">1.</text:span>ПРОСТОТА<text:span text:style-name="T10"> — </text:span><text:span text:style-name="T15">малое количество </text:span></text:p>
      <text:list xml:id="list4198644854295822813" text:style-name="L1">
        <text:list-item>
          <text:p text:style-name="P118">элементов html</text:p>
        </text:list-item>
        <text:list-item>
          <text:p text:style-name="P119">контента</text:p>
        </text:list-item>
        <text:list-item>
          <text:p text:style-name="P119">границ, кнопок, форм, изображений</text:p>
        </text:list-item>
        <text:list-item>
          <text:p text:style-name="P119">демонстрируемых технологий</text:p>
        </text:list-item>
      </text:list>
      <text:p text:style-name="P29">2.<text:span text:style-name="T1">Одностильность</text:span> — придерживание одного стиля относительно</text:p>
      <text:list xml:id="list6880213113464752539" text:style-name="L2">
        <text:list-item>
          <text:p text:style-name="P120">набора цветов</text:p>
        </text:list-item>
        <text:list-item>
          <text:p text:style-name="P120">набора шрифтов</text:p>
        </text:list-item>
        <text:list-item>
          <text:p text:style-name="P120"><text:soft-page-break/>размеров элементов</text:p>
        </text:list-item>
        <text:list-item>
          <text:p text:style-name="P120">строения скелета страницы</text:p>
        </text:list-item>
      </text:list>
      <text:p text:style-name="P29">3.<text:span text:style-name="T1">Лаконичность</text:span> — одна цветовая гамма на всём сайте (тёмно-серый, светло-серый, несколько бросских цветов)</text:p>
      <text:p text:style-name="P29">4.Минимальная высота страницы — по размеру монитора и ширина — почти на максимум.</text:p>
      <text:p text:style-name="P30">5.Весь контент сайта хранится и извлекается из БД по принципу MVC</text:p>
      <text:p text:style-name="P30">6.<text:span text:style-name="T1">Элементы дизайна</text:span> - </text:p>
      <text:list xml:id="list5849441455492803929" text:style-name="L3">
        <text:list-item>
          <text:p text:style-name="P121">небольшие непричёмные картинки с целью разбавки контента — одна-две на страницу</text:p>
        </text:list-item>
        <text:list-item>
          <text:p text:style-name="P121">Вставки кода, выделенные как на благородных ресурсах.</text:p>
        </text:list-item>
        <text:list-item>
          <text:p text:style-name="P121">Hover, изменяющий цвет ссылки и небросское выделение ссылок в целом.</text:p>
        </text:list-item>
      </text:list>
      <text:p text:style-name="P30"/>
      <text:p text:style-name="P30"/>
      <text:p text:style-name="P40">Архитектура проекта</text:p>
      <text:p text:style-name="P74">demo</text:p>
      <text:p text:style-name="P74"/>
      <text:p text:style-name="Standard">&gt;<text:span text:style-name="T3">vendor</text:span></text:p>
      <text:p text:style-name="P74"/>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74"/>
      <text:p text:style-name="Standard">&gt;<text:span text:style-name="T3">design</text:span></text:p>
      <text:p text:style-name="Standard">&gt;&gt;<text:span text:style-name="T3">images</text:span></text:p>
      <text:p text:style-name="Standard">&gt;&gt;<text:span text:style-name="T3">css</text:span></text:p>
      <text:p text:style-name="P74"/>
      <text:p text:style-name="Standard">&gt;<text:span text:style-name="T3">var</text:span></text:p>
      <text:p text:style-name="Standard">&gt;&gt;<text:span text:style-name="T3">log</text:span></text:p>
      <text:p text:style-name="Standard">&gt;&gt;&gt;dev.log</text:p>
      <text:p text:style-name="Standard"/>
      <text:p text:style-name="P75">&gt;<text:span text:style-name="T3">tpl</text:span></text:p>
      <text:p text:style-name="Standard"/>
      <text:p text:style-name="Standard">&gt;composer.json</text:p>
      <text:p text:style-name="Standard">&gt;composer.lock</text:p>
      <text:p text:style-name="Standard">&gt;.gitignore</text:p>
      <text:p text:style-name="P76">&gt;.env</text:p>
      <text:p text:style-name="P30"/>
      <text:p text:style-name="P39">Подробности каждой страницы</text:p>
      <text:p text:style-name="P41">0.Главная</text:p>
      <text:p text:style-name="P33"><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31"><text:tab/><text:span text:style-name="T28">Основными ресурсами, на базе которых я формировал свой багаж знаний на данный момент являются </text:span></text:p>
      <text:p text:style-name="P31"><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36"><text:bookmark-start text:name="__DdeLink__400_639857035"/>Дэвид Скляр, Адам Трахтенберг «PHP Cookbook 3 издание»<text:bookmark-end text:name="__DdeLink__400_639857035"/> (системматизация знаний),</text:p>
      <text:p text:style-name="P37"><text:bookmark-start text:name="__DdeLink__403_639857035"/>https://habrahabr.ru/<text:bookmark-end text:name="__DdeLink__403_639857035"/> (важные концепции простыми словами, полезные статьи), </text:p>
      <text:p text:style-name="P34"><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32"><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35">Контакты </text:p>
      <text:p text:style-name="P35"><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35"><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8"><text:bookmark-start text:name="__DdeLink__415_639857035"/><text:a xlink:type="simple" xlink:href="https://www.facebook.com/" text:style-name="Internet_20_link" text:visited-style-name="Visited_20_Internet_20_Link">https://www.facebook.com/</text:a><text:bookmark-end text:name="__DdeLink__415_639857035"/></text:p>
      <text:p text:style-name="P38"/>
      <text:p text:style-name="P14"><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127">(</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42">Basic sources of my knowledge in PHP language were</text:p>
      <text:p text:style-name="P58">1.Base types processing</text:p>
      <text:p text:style-name="P44">Сделать простую структуру шаблона:</text:p>
      <text:p text:style-name="P44">текст-вставка <text:span text:style-name="T178">кода-вставка вывода</text:span>-заключение, благодаря которой будет удавать безумно легко расширять страницу обзором новых функций.</text:p>
      <text:p text:style-name="P45"><text:tab/><text:bookmark-start text:name="__DdeLink__485_1892330286"/><text:bookmark-start text:name="__DdeLink__488_1892330286"/><text:span text:style-name="T128">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128">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46"><text:tab/><text:bookmark-start text:name="__DdeLink__503_1892330286"/><text:span text:style-name="T129">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61"><text:span text:style-name="T78"><text:tab/></text:span><text:bookmark-start text:name="__DdeLink__501_1892330286"/><text:span text:style-name="T136">$sentence </text:span><text:span text:style-name="T153">= </text:span><text:span text:style-name="T143">"Hello, great big white world!"</text:span><text:span text:style-name="T148">;</text:span></text:p>
      <text:p text:style-name="P78"><text:span text:style-name="T133">$words </text:span><text:span text:style-name="T130">= explode(</text:span><text:span text:style-name="T140">" "</text:span><text:span text:style-name="T145">, </text:span><text:span text:style-name="T133">$sentence</text:span><text:span text:style-name="T130">)</text:span><text:span text:style-name="T145">;</text:span></text:p>
      <text:p text:style-name="P107"><text:span text:style-name="T130">var_dump(</text:span><text:span text:style-name="T133">$words</text:span><text:span text:style-name="T130">)</text:span><text:span text:style-name="T145">;</text:span><text:bookmark-end text:name="__DdeLink__501_1892330286"/></text:p>
      <text:p text:style-name="P98"><text:bookmark-start text:name="__DdeLink__507_1892330286"/><text:span text:style-name="T2">array</text:span> <text:span text:style-name="T154">(size=5)</text:span></text:p>
      <text:p text:style-name="P116"><text:s text:c="2"/><text:span text:style-name="T158">0 </text:span><text:span text:style-name="T161">=&gt;</text:span><text:span text:style-name="T158"> </text:span><text:span text:style-name="T160">string</text:span><text:span text:style-name="T158"> </text:span><text:span text:style-name="T163">'Hello,'</text:span><text:span text:style-name="T158"> </text:span><text:span text:style-name="T159">(length=6)</text:span></text:p>
      <text:p text:style-name="P116"><text:s text:c="2"/><text:span text:style-name="T158">1 </text:span><text:span text:style-name="T161">=&gt;</text:span><text:span text:style-name="T158"> </text:span><text:span text:style-name="T160">string</text:span><text:span text:style-name="T158"> </text:span><text:span text:style-name="T163">'great'</text:span><text:span text:style-name="T158"> </text:span><text:span text:style-name="T159">(length=5)</text:span></text:p>
      <text:p text:style-name="P116"><text:s text:c="2"/><text:span text:style-name="T158">2 </text:span><text:span text:style-name="T161">=&gt;</text:span><text:span text:style-name="T158"> </text:span><text:span text:style-name="T160">string</text:span><text:span text:style-name="T158"> </text:span><text:span text:style-name="T163">'big'</text:span><text:span text:style-name="T158"> </text:span><text:span text:style-name="T159">(length=3)</text:span></text:p>
      <text:p text:style-name="P116"><text:s text:c="2"/><text:span text:style-name="T158">3 </text:span><text:span text:style-name="T161">=&gt;</text:span><text:span text:style-name="T158"> </text:span><text:span text:style-name="T160">string</text:span><text:span text:style-name="T158"> </text:span><text:span text:style-name="T163">'white'</text:span><text:span text:style-name="T158"> </text:span><text:span text:style-name="T159">(length=5)</text:span></text:p>
      <text:p text:style-name="P115"><text:s text:c="2"/><text:span text:style-name="T158">4 </text:span><text:span text:style-name="T161">=&gt;</text:span><text:span text:style-name="T158"> </text:span><text:span text:style-name="T160">string</text:span><text:span text:style-name="T158"> </text:span><text:span text:style-name="T163">'world!'</text:span><text:span text:style-name="T158"> </text:span><text:span text:style-name="T159">(length=6)</text:span><text:bookmark-end text:name="__DdeLink__507_1892330286"/></text:p>
      <text:p text:style-name="P47"><text:tab/><text:bookmark-start text:name="__DdeLink__505_1892330286"/><text:span text:style-name="T179">As you can see it's really simple and it really works.</text:span> Also you can pass another delimiter-symbol or even delimiter-string if you want. For example in case you are going to explode a CSV string <text:span text:style-name="T165">you can transmit a comma or a comma with a space as a parameter. Also there are built-in functions to work with CSV :)</text:span><text:bookmark-end text:name="__DdeLink__505_1892330286"/></text:p>
      <text:p text:style-name="P48"><text:tab/><text:bookmark-start text:name="__DdeLink__522_1892330286"/><text:span text:style-name="T165">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62"><text:span text:style-name="T79"><text:tab/></text:span><text:bookmark-start text:name="__DdeLink__518_1892330286"/><text:span text:style-name="T136">$sentence </text:span><text:span text:style-name="T153">= </text:span><text:span text:style-name="T143">"Hello, great big white world!"</text:span><text:span text:style-name="T148">;</text:span></text:p>
      <text:p text:style-name="P78"><text:span text:style-name="T133">$words </text:span><text:span text:style-name="T130">= preg_split(</text:span><text:span text:style-name="T140">"/[\s,.!?]+/"</text:span><text:span text:style-name="T145">, </text:span><text:span text:style-name="T133">$sentence</text:span><text:span text:style-name="T130">)</text:span><text:span text:style-name="T145">;</text:span></text:p>
      <text:p text:style-name="P107"><text:span text:style-name="T130">var_dump(</text:span><text:span text:style-name="T133">$words</text:span><text:span text:style-name="T130">)</text:span><text:span text:style-name="T145">;</text:span><text:bookmark-end text:name="__DdeLink__518_1892330286"/></text:p>
      <text:p text:style-name="P99"><text:bookmark-start text:name="__DdeLink__520_1892330286"/><text:span text:style-name="T156">array</text:span><text:span text:style-name="T154"> (size=6)</text:span></text:p>
      <text:p text:style-name="P116"><text:s text:c="2"/><text:span text:style-name="T158">0 </text:span><text:span text:style-name="T161">=&gt;</text:span><text:span text:style-name="T158"> </text:span><text:span text:style-name="T160">string</text:span><text:span text:style-name="T158"> </text:span><text:span text:style-name="T163">'Hello'</text:span><text:span text:style-name="T158"> </text:span><text:span text:style-name="T159">(length=5)</text:span></text:p>
      <text:p text:style-name="P116"><text:s text:c="2"/><text:span text:style-name="T158">1 </text:span><text:span text:style-name="T161">=&gt;</text:span><text:span text:style-name="T158"> </text:span><text:span text:style-name="T160">string</text:span><text:span text:style-name="T158"> </text:span><text:span text:style-name="T163">'great'</text:span><text:span text:style-name="T158"> </text:span><text:span text:style-name="T159">(length=5)</text:span></text:p>
      <text:p text:style-name="P116"><text:s text:c="2"/><text:span text:style-name="T158">2 </text:span><text:span text:style-name="T161">=&gt;</text:span><text:span text:style-name="T158"> </text:span><text:span text:style-name="T160">string</text:span><text:span text:style-name="T158"> </text:span><text:span text:style-name="T163">'big'</text:span><text:span text:style-name="T158"> </text:span><text:span text:style-name="T159">(length=3)</text:span></text:p>
      <text:p text:style-name="P116"><text:s text:c="2"/><text:span text:style-name="T158">3 </text:span><text:span text:style-name="T161">=&gt;</text:span><text:span text:style-name="T158"> </text:span><text:span text:style-name="T160">string</text:span><text:span text:style-name="T158"> </text:span><text:span text:style-name="T163">'white'</text:span><text:span text:style-name="T158"> </text:span><text:span text:style-name="T159">(length=5)</text:span></text:p>
      <text:p text:style-name="P116"><text:s text:c="2"/><text:span text:style-name="T158">4 </text:span><text:span text:style-name="T161">=&gt;</text:span><text:span text:style-name="T158"> </text:span><text:span text:style-name="T160">string</text:span><text:span text:style-name="T158"> </text:span><text:span text:style-name="T163">'world'</text:span><text:span text:style-name="T158"> </text:span><text:span text:style-name="T159">(length=5)</text:span></text:p>
      <text:p text:style-name="P115"><text:s text:c="2"/><text:span text:style-name="T158">5 </text:span><text:span text:style-name="T161">=&gt;</text:span><text:span text:style-name="T158"> </text:span><text:span text:style-name="T160">string</text:span><text:span text:style-name="T158"> </text:span><text:span text:style-name="T163">''</text:span><text:span text:style-name="T158"> </text:span><text:span text:style-name="T159">(length=0)</text:span><text:bookmark-end text:name="__DdeLink__520_1892330286"/></text:p>
      <text:p text:style-name="P64"><text:tab/><text:bookmark-start text:name="__DdeLink__524_1892330286"/><text:span text:style-name="T180">p</text:span>reg_split function breaks the string into words basing on the regular expression but not on a <text:span text:style-name="T180">simple string-delimiter. That's why you are getting nice clear array. Except the last empty string but I</text:span> believe this problem is much more pleasant than the previous one :) Should notice that <text:span text:style-name="T166">for the </text:span><text:soft-page-break/><text:span text:style-name="T166">flexibility of this way you pay with your performance because regular expressions always work slower.</text:span><text:bookmark-end text:name="__DdeLink__524_1892330286"/></text:p>
      <text:p text:style-name="P63"><text:tab/><text:bookmark-start text:name="__DdeLink__533_1892330286"/><text:span text:style-name="T167">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80"><text:bookmark-start text:name="__DdeLink__536_1892330286"/><text:span text:style-name="T134">$hexValue </text:span><text:span text:style-name="T131">= </text:span><text:span text:style-name="T140">'a</text:span><text:span text:style-name="T142">1</text:span><text:span text:style-name="T140">'</text:span><text:span text:style-name="T146">;</text:span></text:p>
      <text:p text:style-name="P107"><text:span text:style-name="T150">echo </text:span><text:span text:style-name="T130">base_convert(</text:span><text:span text:style-name="T133">$hexValue</text:span><text:span text:style-name="T145">, </text:span><text:span text:style-name="T168">16</text:span><text:span text:style-name="T145">, </text:span><text:span text:style-name="T168">10</text:span><text:span text:style-name="T130">)</text:span><text:span text:style-name="T145">;</text:span><text:bookmark-end text:name="__DdeLink__536_1892330286"/></text:p>
      <text:p text:style-name="P93"><text:bookmark-start text:name="__DdeLink__538_1892330286"/>161<text:bookmark-end text:name="__DdeLink__538_1892330286"/></text:p>
      <text:p text:style-name="P65"><text:tab/><text:bookmark-start text:name="__DdeLink__540_1892330286"/>base_convert function converts value of any to any system. Also working not only with usual systems like 2, 3, 4, 8, 16, 32. I dare say that more local solutions like hex2bin, hexdec, octdec <text:span text:style-name="T170">(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65"><text:tab/><text:bookmark-start text:name="__DdeLink__552_1892330286"/><text:span text:style-name="T170">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79"><text:bookmark-start text:name="__DdeLink__554_1892330286"/><text:span text:style-name="T133">$decade </text:span><text:span text:style-name="T130">= range(</text:span><text:span text:style-name="T168">1</text:span><text:span text:style-name="T145">, </text:span><text:span text:style-name="T168">10</text:span><text:span text:style-name="T130">)</text:span><text:span text:style-name="T145">;</text:span></text:p>
      <text:p text:style-name="P78"><text:span text:style-name="T130">var_dump(</text:span><text:span text:style-name="T133">$decade</text:span><text:span text:style-name="T130">)</text:span><text:span text:style-name="T145">;</text:span></text:p>
      <text:p text:style-name="P78"><text:span text:style-name="T133">$alphabetFirstHalf </text:span><text:span text:style-name="T130">= range(</text:span><text:span text:style-name="T140">'a'</text:span><text:span text:style-name="T145">, </text:span><text:span text:style-name="T140">'</text:span><text:span text:style-name="T141">m</text:span><text:span text:style-name="T140">'</text:span><text:span text:style-name="T130">)</text:span><text:span text:style-name="T145">;</text:span></text:p>
      <text:p text:style-name="P107"><text:span text:style-name="T130">var_dump(</text:span><text:span text:style-name="T133">$alphabetFirstHalf</text:span><text:bookmark-end text:name="__DdeLink__554_1892330286"/></text:p>
      <text:p text:style-name="P94"><text:bookmark-start text:name="__DdeLink__556_1892330286"/><text:span text:style-name="T2">array</text:span> <text:span text:style-name="T154">(size=10)</text:span></text:p>
      <text:p text:style-name="P116"><text:s text:c="2"/><text:span text:style-name="T157">0 </text:span><text:span text:style-name="T162">=&gt;</text:span><text:span text:style-name="T157"> </text:span><text:span text:style-name="T160">int</text:span><text:span text:style-name="T157"> </text:span><text:span text:style-name="T171">1</text:span></text:p>
      <text:p text:style-name="P116"><text:s text:c="2"/><text:span text:style-name="T157">1 </text:span><text:span text:style-name="T162">=&gt;</text:span><text:span text:style-name="T157"> </text:span><text:span text:style-name="T160">int</text:span><text:span text:style-name="T157"> </text:span><text:span text:style-name="T171">2</text:span></text:p>
      <text:p text:style-name="P116"><text:s text:c="2"/><text:span text:style-name="T157">2 </text:span><text:span text:style-name="T162">=&gt;</text:span><text:span text:style-name="T157"> </text:span><text:span text:style-name="T160">int</text:span><text:span text:style-name="T157"> </text:span><text:span text:style-name="T171">3</text:span></text:p>
      <text:p text:style-name="P116"><text:s text:c="2"/><text:span text:style-name="T157">3 </text:span><text:span text:style-name="T162">=&gt;</text:span><text:span text:style-name="T157"> </text:span><text:span text:style-name="T160">int</text:span><text:span text:style-name="T157"> </text:span><text:span text:style-name="T171">4</text:span></text:p>
      <text:p text:style-name="P116"><text:s text:c="2"/><text:span text:style-name="T157">4 </text:span><text:span text:style-name="T162">=&gt;</text:span><text:span text:style-name="T157"> </text:span><text:span text:style-name="T160">int</text:span><text:span text:style-name="T157"> </text:span><text:span text:style-name="T171">5</text:span></text:p>
      <text:p text:style-name="P116"><text:s text:c="2"/><text:span text:style-name="T157">5 </text:span><text:span text:style-name="T162">=&gt;</text:span><text:span text:style-name="T157"> </text:span><text:span text:style-name="T160">int</text:span><text:span text:style-name="T157"> </text:span><text:span text:style-name="T171">6</text:span></text:p>
      <text:p text:style-name="P116"><text:s text:c="2"/><text:span text:style-name="T157">6 </text:span><text:span text:style-name="T162">=&gt;</text:span><text:span text:style-name="T157"> </text:span><text:span text:style-name="T160">int</text:span><text:span text:style-name="T157"> </text:span><text:span text:style-name="T171">7</text:span></text:p>
      <text:p text:style-name="P116"><text:s text:c="2"/><text:span text:style-name="T157">7 </text:span><text:span text:style-name="T162">=&gt;</text:span><text:span text:style-name="T157"> </text:span><text:span text:style-name="T160">int</text:span><text:span text:style-name="T157"> </text:span><text:span text:style-name="T171">8</text:span></text:p>
      <text:p text:style-name="P116"><text:s text:c="2"/><text:span text:style-name="T157">8 </text:span><text:span text:style-name="T162">=&gt;</text:span><text:span text:style-name="T157"> </text:span><text:span text:style-name="T160">int</text:span><text:span text:style-name="T157"> </text:span><text:span text:style-name="T171">9</text:span></text:p>
      <text:p text:style-name="P115"><text:s text:c="2"/><text:span text:style-name="T157">9 </text:span><text:span text:style-name="T162">=&gt;</text:span><text:span text:style-name="T157"> </text:span><text:span text:style-name="T160">int</text:span><text:span text:style-name="T157"> </text:span><text:span text:style-name="T171">10</text:span></text:p>
      <text:p text:style-name="P117"><text:span text:style-name="T2">array</text:span> <text:span text:style-name="T154">(size=14)</text:span></text:p>
      <text:p text:style-name="P116"><text:s text:c="2"/><text:span text:style-name="T157">0 </text:span><text:span text:style-name="T162">=&gt;</text:span><text:span text:style-name="T157"> </text:span><text:span text:style-name="T160">string</text:span><text:span text:style-name="T157"> </text:span><text:span text:style-name="T164">'a'</text:span><text:span text:style-name="T157"> </text:span><text:span text:style-name="T155">(length=1)</text:span></text:p>
      <text:p text:style-name="P116"><text:s text:c="2"/><text:span text:style-name="T157">1 </text:span><text:span text:style-name="T162">=&gt;</text:span><text:span text:style-name="T157"> </text:span><text:span text:style-name="T160">string</text:span><text:span text:style-name="T157"> </text:span><text:span text:style-name="T164">'b'</text:span><text:span text:style-name="T157"> </text:span><text:span text:style-name="T155">(length=1)</text:span></text:p>
      <text:p text:style-name="P116"><text:s text:c="2"/><text:span text:style-name="T157">2 </text:span><text:span text:style-name="T162">=&gt;</text:span><text:span text:style-name="T157"> </text:span><text:span text:style-name="T160">string</text:span><text:span text:style-name="T157"> </text:span><text:span text:style-name="T164">'c'</text:span><text:span text:style-name="T157"> </text:span><text:span text:style-name="T155">(length=1)</text:span></text:p>
      <text:p text:style-name="P116"><text:s text:c="2"/><text:span text:style-name="T157">3 </text:span><text:span text:style-name="T162">=&gt;</text:span><text:span text:style-name="T157"> </text:span><text:span text:style-name="T160">string</text:span><text:span text:style-name="T157"> </text:span><text:span text:style-name="T164">'d'</text:span><text:span text:style-name="T157"> </text:span><text:span text:style-name="T155">(length=1)</text:span></text:p>
      <text:p text:style-name="P116"><text:s text:c="2"/><text:span text:style-name="T157">4 </text:span><text:span text:style-name="T162">=&gt;</text:span><text:span text:style-name="T157"> </text:span><text:span text:style-name="T160">string</text:span><text:span text:style-name="T157"> </text:span><text:span text:style-name="T164">'e'</text:span><text:span text:style-name="T157"> </text:span><text:span text:style-name="T155">(length=1)</text:span></text:p>
      <text:p text:style-name="P116"><text:s text:c="2"/><text:span text:style-name="T157">5 </text:span><text:span text:style-name="T162">=&gt;</text:span><text:span text:style-name="T157"> </text:span><text:span text:style-name="T160">string</text:span><text:span text:style-name="T157"> </text:span><text:span text:style-name="T164">'f'</text:span><text:span text:style-name="T157"> </text:span><text:span text:style-name="T155">(length=1)</text:span></text:p>
      <text:p text:style-name="P116"><text:s text:c="2"/><text:span text:style-name="T157">6 </text:span><text:span text:style-name="T162">=&gt;</text:span><text:span text:style-name="T157"> </text:span><text:span text:style-name="T160">string</text:span><text:span text:style-name="T157"> </text:span><text:span text:style-name="T164">'g'</text:span><text:span text:style-name="T157"> </text:span><text:span text:style-name="T155">(length=1)</text:span></text:p>
      <text:p text:style-name="P116"><text:s text:c="2"/><text:span text:style-name="T157">7 </text:span><text:span text:style-name="T162">=&gt;</text:span><text:span text:style-name="T157"> </text:span><text:span text:style-name="T160">string</text:span><text:span text:style-name="T157"> </text:span><text:span text:style-name="T164">'h'</text:span><text:span text:style-name="T157"> </text:span><text:span text:style-name="T155">(length=1)</text:span></text:p>
      <text:p text:style-name="P116"><text:s text:c="2"/><text:span text:style-name="T157">8 </text:span><text:span text:style-name="T162">=&gt;</text:span><text:span text:style-name="T157"> </text:span><text:span text:style-name="T160">string</text:span><text:span text:style-name="T157"> </text:span><text:span text:style-name="T164">'i'</text:span><text:span text:style-name="T157"> </text:span><text:span text:style-name="T155">(length=1)</text:span></text:p>
      <text:p text:style-name="P116"><text:s text:c="2"/><text:span text:style-name="T157">9 </text:span><text:span text:style-name="T162">=&gt;</text:span><text:span text:style-name="T157"> </text:span><text:span text:style-name="T160">string</text:span><text:span text:style-name="T157"> </text:span><text:span text:style-name="T164">'j'</text:span><text:span text:style-name="T157"> </text:span><text:span text:style-name="T155">(length=1)</text:span></text:p>
      <text:p text:style-name="P116"><text:s text:c="2"/><text:span text:style-name="T157">10 </text:span><text:span text:style-name="T162">=&gt;</text:span><text:span text:style-name="T157"> </text:span><text:span text:style-name="T160">string</text:span><text:span text:style-name="T157"> </text:span><text:span text:style-name="T164">'k'</text:span><text:span text:style-name="T157"> </text:span><text:span text:style-name="T155">(length=1)</text:span></text:p>
      <text:p text:style-name="P116"><text:s text:c="2"/><text:span text:style-name="T157">11 </text:span><text:span text:style-name="T162">=&gt;</text:span><text:span text:style-name="T157"> </text:span><text:span text:style-name="T160">string</text:span><text:span text:style-name="T157"> </text:span><text:span text:style-name="T164">'l'</text:span><text:span text:style-name="T157"> </text:span><text:span text:style-name="T155">(length=1)</text:span></text:p>
      <text:p text:style-name="P116"><text:s text:c="2"/><text:span text:style-name="T157">12 </text:span><text:span text:style-name="T162">=&gt;</text:span><text:span text:style-name="T157"> </text:span><text:span text:style-name="T160">string</text:span><text:span text:style-name="T157"> </text:span><text:span text:style-name="T164">'m'</text:span><text:span text:style-name="T157"> </text:span><text:span text:style-name="T155">(length=1)</text:span><text:bookmark-end text:name="__DdeLink__556_1892330286"/></text:p>
      <text:p text:style-name="P67"><text:tab/><text:bookmark-start text:name="__DdeLink__558_1892330286"/>But in PHP you can <text:span text:style-name="T181">easily</text:span> get an array of needed letters in an alphabet <text:s/><text:span text:style-name="T170">sequence with a help of this. You can also set <text:s/>the third parameter step to get an array like 0, 2, 4, 6, 8, 10. You can also instrument with negative values to implement your own flexible algorithm.</text:span><text:bookmark-end text:name="__DdeLink__558_1892330286"/></text:p>
      <text:p text:style-name="P66"><text:soft-page-break/><text:tab/><text:bookmark-start text:name="__DdeLink__560_1892330286"/><text:span text:style-name="T173">Array_walk_recursive can help you to process a multilevel json-array the way you like without writing your own recursive function.</text:span><text:bookmark-end text:name="__DdeLink__560_1892330286"/></text:p>
      <text:p text:style-name="P68"><text:span text:style-name="T172"><text:tab/></text:span><text:bookmark-start text:name="__DdeLink__562_1892330286"/><text:span text:style-name="T136">$json </text:span><text:span text:style-name="T153">= [</text:span></text:p>
      <text:p text:style-name="P77"><text:span text:style-name="T130"><text:s text:c="4"/></text:span><text:span text:style-name="T143">'one' </text:span><text:span text:style-name="T175">=&gt; </text:span><text:span text:style-name="T169">1</text:span><text:span text:style-name="T148">,</text:span></text:p>
      <text:p text:style-name="P77"><text:span text:style-name="T145"><text:s text:c="4"/></text:span><text:span text:style-name="T143">'two' </text:span><text:span text:style-name="T175">=&gt; [</text:span></text:p>
      <text:p text:style-name="P77"><text:span text:style-name="T130"><text:s text:c="8"/></text:span><text:span text:style-name="T143">'three' </text:span><text:span text:style-name="T175">=&gt; [</text:span></text:p>
      <text:p text:style-name="P77"><text:span text:style-name="T130"><text:s text:c="12"/></text:span><text:span text:style-name="T143">'four' </text:span><text:span text:style-name="T175">=&gt; </text:span><text:span text:style-name="T169">4</text:span><text:span text:style-name="T148">,</text:span></text:p>
      <text:p text:style-name="P77"><text:span text:style-name="T145"><text:s text:c="12"/></text:span><text:span text:style-name="T143">'five' </text:span><text:span text:style-name="T175">=&gt; [</text:span></text:p>
      <text:p text:style-name="P77"><text:span text:style-name="T130"><text:s text:c="16"/></text:span><text:span text:style-name="T143">'end' </text:span><text:span text:style-name="T175">=&gt; </text:span><text:span text:style-name="T143">'the end'</text:span></text:p>
      <text:p text:style-name="P77"><text:span text:style-name="T140"><text:s text:c="12"/></text:span><text:span text:style-name="T175">]</text:span></text:p>
      <text:p text:style-name="P91"><text:s text:c="8"/><text:span text:style-name="T174">]</text:span></text:p>
      <text:p text:style-name="P91"><text:s text:c="4"/><text:span text:style-name="T174">]</text:span></text:p>
      <text:p text:style-name="P78"><text:span text:style-name="T130">]</text:span><text:span text:style-name="T145">;</text:span></text:p>
      <text:p text:style-name="P78"><text:span text:style-name="T130">array_walk_recursive(</text:span><text:span text:style-name="T133">$json</text:span><text:span text:style-name="T145">, </text:span><text:span text:style-name="T150">function </text:span><text:span text:style-name="T130">(&amp;</text:span><text:span text:style-name="T133">$value</text:span><text:span text:style-name="T145">, </text:span><text:span text:style-name="T133">$key</text:span><text:span text:style-name="T130">)</text:span></text:p>
      <text:p text:style-name="P82">{</text:p>
      <text:p text:style-name="P77"><text:span text:style-name="T130"><text:s text:c="4"/></text:span><text:span text:style-name="T136">$value </text:span><text:span text:style-name="T175">.= is_numeric(</text:span><text:span text:style-name="T136">$value</text:span><text:span text:style-name="T175">) ? </text:span><text:span text:style-name="T143">" is numeric" </text:span><text:span text:style-name="T175">: </text:span><text:span text:style-name="T143">" is not numeric"</text:span><text:span text:style-name="T148">;</text:span></text:p>
      <text:p text:style-name="P78"><text:span text:style-name="T130">})</text:span><text:span text:style-name="T145">;</text:span></text:p>
      <text:p text:style-name="P107"><text:span text:style-name="T130">print_r(</text:span><text:span text:style-name="T133">$json</text:span><text:span text:style-name="T130">)</text:span><text:span text:style-name="T145">;</text:span><text:bookmark-end text:name="__DdeLink__562_1892330286"/></text:p>
      <text:p text:style-name="P96"><text:bookmark-start text:name="__DdeLink__564_1892330286"/>Array</text:p>
      <text:p text:style-name="P95">(</text:p>
      <text:p text:style-name="P92"><text:s text:c="4"/><text:span text:style-name="T157">[one] =&gt; 1 is numeric</text:span></text:p>
      <text:p text:style-name="P92"><text:s text:c="4"/><text:span text:style-name="T157">[two] =&gt; Array</text:span></text:p>
      <text:p text:style-name="P92"><text:s text:c="8"/><text:span text:style-name="T157">(</text:span></text:p>
      <text:p text:style-name="P92"><text:s text:c="12"/><text:span text:style-name="T157">[three] =&gt; Array</text:span></text:p>
      <text:p text:style-name="P92"><text:s text:c="16"/><text:span text:style-name="T157">(</text:span></text:p>
      <text:p text:style-name="P92"><text:s text:c="20"/><text:span text:style-name="T157">[four] =&gt; 4 is numeric</text:span></text:p>
      <text:p text:style-name="P92"><text:s text:c="20"/><text:span text:style-name="T157">[five] =&gt; Array</text:span></text:p>
      <text:p text:style-name="P92"><text:s text:c="24"/><text:span text:style-name="T157">(</text:span></text:p>
      <text:p text:style-name="P92"><text:s text:c="28"/><text:span text:style-name="T157">[end] =&gt; the end is not numeric</text:span></text:p>
      <text:p text:style-name="P92"><text:s text:c="24"/><text:span text:style-name="T157">)</text:span></text:p>
      <text:p text:style-name="P105"/>
      <text:p text:style-name="P92"><text:s text:c="16"/><text:span text:style-name="T157">)</text:span></text:p>
      <text:p text:style-name="P105"/>
      <text:p text:style-name="P92"><text:s text:c="8"/><text:span text:style-name="T157">)</text:span></text:p>
      <text:p text:style-name="P105"/>
      <text:p text:style-name="P111">)<text:bookmark-end text:name="__DdeLink__564_1892330286"/></text:p>
      <text:p text:style-name="P69"><text:tab/><text:bookmark-start text:name="__DdeLink__569_1892330286"/>In situation when you need to get a random number <text:span text:style-name="T176">from a range</text:span>, randomly swap elements of an array <text:span text:style-name="T177">or symbols in string</text:span> or to fix your random for a time the next set of functions is your gentlemen's set:<text:bookmark-end text:name="__DdeLink__569_1892330286"/></text:p>
      <text:p text:style-name="P81"><text:bookmark-start text:name="__DdeLink__571_1892330286"/><text:span text:style-name="T130">mt_srand(</text:span><text:span text:style-name="T168">1</text:span><text:span text:style-name="T130">)</text:span><text:span text:style-name="T145">;</text:span></text:p>
      <text:p text:style-name="P78"><text:span text:style-name="T150">echo </text:span><text:span text:style-name="T130">mt_rand(</text:span><text:span text:style-name="T168">1</text:span><text:span text:style-name="T145">, </text:span><text:span text:style-name="T168">10</text:span><text:span text:style-name="T130">)</text:span><text:span text:style-name="T145">;</text:span></text:p>
      <text:p text:style-name="P78"><text:span text:style-name="T133">$arr </text:span><text:span text:style-name="T130">= range(</text:span><text:span text:style-name="T168">1</text:span><text:span text:style-name="T145">, </text:span><text:span text:style-name="T168">5</text:span><text:span text:style-name="T130">)</text:span><text:span text:style-name="T145">;</text:span></text:p>
      <text:p text:style-name="P78"><text:span text:style-name="T130">shuffle(</text:span><text:span text:style-name="T133">$arr</text:span><text:span text:style-name="T130">)</text:span><text:span text:style-name="T145">;</text:span></text:p>
      <text:p text:style-name="P78"><text:span text:style-name="T130">var_dump(</text:span><text:span text:style-name="T133">$arr</text:span><text:span text:style-name="T130">)</text:span><text:span text:style-name="T145">;</text:span></text:p>
      <text:p text:style-name="P107"><text:span text:style-name="T150">echo </text:span><text:span text:style-name="T130">str_shuffle(</text:span><text:span text:style-name="T140">'This sequence is correct!'</text:span><text:span text:style-name="T130">)</text:span><text:span text:style-name="T145">;</text:span><text:bookmark-end text:name="__DdeLink__571_1892330286"/></text:p>
      <text:p text:style-name="P97"><text:bookmark-start text:name="__DdeLink__573_1892330286"/>6</text:p>
      <text:p text:style-name="P117"><text:span text:style-name="T2">array</text:span> <text:span text:style-name="T154">(size=5)</text:span></text:p>
      <text:p text:style-name="P116"><text:s text:c="2"/><text:span text:style-name="T157">0 </text:span><text:span text:style-name="T162">=&gt;</text:span><text:span text:style-name="T157"> </text:span><text:span text:style-name="T160">int</text:span><text:span text:style-name="T157"> </text:span><text:span text:style-name="T171">4</text:span></text:p>
      <text:p text:style-name="P116"><text:s text:c="2"/><text:span text:style-name="T157">1 </text:span><text:span text:style-name="T162">=&gt;</text:span><text:span text:style-name="T157"> </text:span><text:span text:style-name="T160">int</text:span><text:span text:style-name="T157"> </text:span><text:span text:style-name="T171">2</text:span></text:p>
      <text:p text:style-name="P116"><text:s text:c="2"/><text:span text:style-name="T157">2 </text:span><text:span text:style-name="T162">=&gt;</text:span><text:span text:style-name="T157"> </text:span><text:span text:style-name="T160">int</text:span><text:span text:style-name="T157"> </text:span><text:span text:style-name="T171">3</text:span></text:p>
      <text:p text:style-name="P116"><text:s text:c="2"/><text:span text:style-name="T157">3 </text:span><text:span text:style-name="T162">=&gt;</text:span><text:span text:style-name="T157"> </text:span><text:span text:style-name="T160">int</text:span><text:span text:style-name="T157"> </text:span><text:span text:style-name="T171">1</text:span></text:p>
      <text:p text:style-name="P115"><text:s text:c="2"/><text:span text:style-name="T157">4 </text:span><text:span text:style-name="T162">=&gt;</text:span><text:span text:style-name="T157"> </text:span><text:span text:style-name="T160">int</text:span><text:span text:style-name="T157"> </text:span><text:span text:style-name="T171">5</text:span></text:p>
      <text:p text:style-name="P111">ouTnqehrrsc esecseii! ct <text:bookmark-end text:name="__DdeLink__573_1892330286"/></text:p>
      <text:p text:style-name="P114"><text:soft-page-break/><text:span text:style-name="T67"><text:tab/></text:span><text:bookmark-start text:name="__DdeLink__575_1892330286"/><text:span text:style-name="T68">You can remove the first function in a list to get new random numbers each time you run your program.</text:span><text:bookmark-end text:name="__DdeLink__575_1892330286"/></text:p>
      <text:p text:style-name="P114"><text:span text:style-name="T68"><text:tab/></text:span><text:span text:style-name="T69">Find out the smaller value from two is a usual taks, but PHP also has a function for such things.</text:span></text:p>
      <text:p text:style-name="P108"><text:span text:style-name="T80">echo </text:span><text:span text:style-name="T71">max(</text:span><text:span text:style-name="T96">10</text:span><text:span text:style-name="T82">, </text:span><text:span text:style-name="T96">20</text:span><text:span text:style-name="T71">)</text:span><text:span text:style-name="T82">;</text:span></text:p>
      <text:p text:style-name="P78"><text:span text:style-name="T150">echo </text:span><text:span text:style-name="T140">'&lt;br/&gt;'</text:span><text:span text:style-name="T145">;</text:span></text:p>
      <text:p text:style-name="P107"><text:span text:style-name="T150">echo </text:span><text:span text:style-name="T130">min([</text:span><text:span text:style-name="T168">10</text:span><text:span text:style-name="T145">, </text:span><text:span text:style-name="T168">20</text:span><text:span text:style-name="T145">, </text:span><text:span text:style-name="T168">30</text:span><text:span text:style-name="T145">, </text:span><text:span text:style-name="T168">5</text:span><text:span text:style-name="T130">]</text:span><text:span text:style-name="T145">, </text:span><text:span text:style-name="T130">-</text:span><text:span text:style-name="T168">1</text:span><text:span text:style-name="T145">, </text:span><text:span text:style-name="T168">10</text:span><text:span text:style-name="T130">)</text:span><text:span text:style-name="T145">;</text:span></text:p>
      <text:p text:style-name="P112"/>
      <text:p text:style-name="P112">20</text:p>
      <text:p text:style-name="P111">-1</text:p>
      <text:p text:style-name="P113"><text:tab/>As you can see it“s working not only with a simple couple of numbers.</text:p>
      <text:p text:style-name="P113"><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p>
      <text:p text:style-name="P109"><text:span text:style-name="T97">$mark </text:span><text:span text:style-name="T70">= </text:span><text:span text:style-name="T110">'100'</text:span><text:span text:style-name="T81">;</text:span></text:p>
      <text:p text:style-name="P78"><text:span text:style-name="T133">$mark </text:span><text:span text:style-name="T130">= min(</text:span><text:span text:style-name="T133">$mark</text:span><text:span text:style-name="T145">, </text:span><text:span text:style-name="T168">5</text:span><text:span text:style-name="T130">)</text:span><text:span text:style-name="T145">;</text:span></text:p>
      <text:p text:style-name="P78"><text:span text:style-name="T133">$mark </text:span><text:span text:style-name="T130">= max(</text:span><text:span text:style-name="T133">$mark</text:span><text:span text:style-name="T145">, </text:span><text:span text:style-name="T168">1</text:span><text:span text:style-name="T130">)</text:span><text:span text:style-name="T145">;</text:span></text:p>
      <text:p text:style-name="P107"><text:span text:style-name="T150">echo </text:span><text:span text:style-name="T133">$mark</text:span><text:span text:style-name="T145">;</text:span></text:p>
      <text:p text:style-name="P113">5</text:p>
      <text:p text:style-name="P70"><text:tab/><text:span text:style-name="T72">That wasn“t even a tip of the iceberg of PHP high level opportunities. But I think that such demonstratoin of base types data processing is enough to realize that PHP is actually pleasant writing language full of fast built-in solutions.</text:span></text:p>
      <text:p text:style-name="P60"/>
      <text:p text:style-name="P3"><text:span text:style-name="T73">3.</text:span><text:span text:style-name="T66">Writing style</text:span></text:p>
      <text:p text:style-name="P13"><text:span text:style-name="T66"><text:tab/></text:span><text:bookmark-start text:name="__DdeLink__1935_379528241"/><text:span text:style-name="T66">Single style of coding is probably the main pillar of perspective company, productive team and successful programmer. PHP is one of few (or even the only one) </text:span><text:span text:style-name="T77">of</text:span><text:span text:style-name="T66"> modern actual languages which has single standar</text:span><text:span text:style-name="T77">d</text:span><text:span text:style-name="T66"> of how to write code on it. It is called PSR and there are some rumors that reading and learning this Bible of any experienced PHP developer not only </text:span><text:span text:style-name="T74">improves the quality of your code and makes your team-mates much more kind and friendly when they are forced to work with your code but increase testosterone and IQ level. Generally this is something that must be read.</text:span></text:p>
      <text:p text:style-name="P18"><text:span text:style-name="T75"><text:tab/></text:span><text:bookmark-start text:name="__DdeLink__1937_379528241"/><text:span text:style-name="T76">Ta</text:span><text:bookmark-end text:name="__DdeLink__1935_379528241"/><text:span text:style-name="T76">lking of more abstract ideas than code details and </text:span><text:span text:style-name="T33">specialties the main think I</text:span><text:span text:style-name="T39">'</text:span><text:span text:style-name="T33">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39">'</text:span><text:span text:style-name="T33">s time for </text:span><text:span text:style-name="T34">the expansion</text:span><text:span text:style-name="T33">.</text:span><text:bookmark-end text:name="__DdeLink__1937_379528241"/></text:p>
      <text:p text:style-name="P19"><text:soft-page-break/><text:span text:style-name="T33"><text:tab/></text:span><text:bookmark-start text:name="__DdeLink__1939_379528241"/><text:bookmark-start text:name="__DdeLink__1943_379528241"/><text:span text:style-name="T40">Lets have a look on the</text:span><text:span text:style-name="T34"> continuation of my idea on the example. We need soft which shake the contents of file: </text:span><text:span text:style-name="T40">interchanges lines</text:span><text:span text:style-name="T34"> </text:span><text:span text:style-name="T35">and informs how much of them were in it.</text:span><text:bookmark-end text:name="__DdeLink__1939_379528241"/><text:bookmark-end text:name="__DdeLink__1943_379528241"/></text:p>
      <text:p text:style-name="P83"><text:bookmark-start text:name="__DdeLink__1941_379528241"/><text:span text:style-name="T90">function </text:span><text:span text:style-name="T118">shuffleFileNewbie</text:span><text:span text:style-name="T35">(</text:span><text:span text:style-name="T100">$filename</text:span><text:span text:style-name="T35">)</text:span></text:p>
      <text:p text:style-name="P82">{</text:p>
      <text:p text:style-name="P78"><text:span text:style-name="T133">$a</text:span><text:span text:style-name="T130">= file_get_contents(</text:span><text:span text:style-name="T133">$filename</text:span><text:span text:style-name="T130">)</text:span><text:span text:style-name="T145">;</text:span></text:p>
      <text:p text:style-name="P78"><text:span text:style-name="T133">$b</text:span><text:span text:style-name="T130">= </text:span><text:span text:style-name="T168">0 </text:span><text:span text:style-name="T145">;</text:span></text:p>
      <text:p text:style-name="P78"><text:span text:style-name="T133">$l </text:span><text:span text:style-name="T130">=[]</text:span><text:span text:style-name="T145">; </text:span><text:span text:style-name="T183">//lines</text:span></text:p>
      <text:p text:style-name="P78"><text:span text:style-name="T150">for </text:span><text:span text:style-name="T130">(</text:span><text:span text:style-name="T133">$i </text:span><text:span text:style-name="T130">= </text:span><text:span text:style-name="T168">0</text:span><text:span text:style-name="T145">; </text:span><text:span text:style-name="T133">$i </text:span><text:span text:style-name="T130">&lt; strlen(</text:span><text:span text:style-name="T133">$a</text:span><text:span text:style-name="T130">)</text:span><text:span text:style-name="T145">; </text:span><text:span text:style-name="T133">$i</text:span><text:span text:style-name="T130">++)</text:span></text:p>
      <text:p text:style-name="P77"><text:span text:style-name="T130"><text:s text:c="4"/></text:span><text:span text:style-name="T149">if</text:span><text:span text:style-name="T175">(</text:span><text:span text:style-name="T136">$a </text:span><text:span text:style-name="T175">[</text:span><text:span text:style-name="T136">$i</text:span><text:span text:style-name="T175">] != </text:span><text:span text:style-name="T143">"</text:span><text:span text:style-name="T148">\n</text:span><text:span text:style-name="T143">"</text:span><text:span text:style-name="T175">)</text:span></text:p>
      <text:p text:style-name="P77"><text:span text:style-name="T130"><text:s text:c="4"/></text:span><text:span text:style-name="T136">$l </text:span><text:span text:style-name="T175">[</text:span><text:span text:style-name="T136">$b</text:span><text:span text:style-name="T175">] .= </text:span><text:span text:style-name="T136">$a</text:span><text:span text:style-name="T175">[</text:span><text:span text:style-name="T136">$i</text:span><text:span text:style-name="T175">]</text:span><text:span text:style-name="T148">;</text:span></text:p>
      <text:p text:style-name="P77"><text:span text:style-name="T145"><text:s text:c="4"/></text:span><text:span text:style-name="T149">else </text:span><text:span text:style-name="T136">$b</text:span><text:span text:style-name="T175">++ </text:span><text:span text:style-name="T148">;</text:span></text:p>
      <text:p text:style-name="P78"><text:span text:style-name="T130">var_dump(</text:span><text:span text:style-name="T133">$l</text:span><text:span text:style-name="T130">)</text:span><text:span text:style-name="T145">;</text:span></text:p>
      <text:p text:style-name="P78"><text:span text:style-name="T133">$l </text:span><text:span text:style-name="T130">= myOwnShuffle(</text:span><text:span text:style-name="T133">$l</text:span><text:span text:style-name="T130">)</text:span><text:span text:style-name="T145">;</text:span></text:p>
      <text:p text:style-name="P78"><text:span text:style-name="T133">$new_l </text:span><text:span text:style-name="T130">= </text:span><text:span text:style-name="T140">""</text:span><text:span text:style-name="T145">;</text:span></text:p>
      <text:p text:style-name="P78"><text:span text:style-name="T150">for</text:span><text:span text:style-name="T130">(</text:span><text:span text:style-name="T133">$i</text:span><text:span text:style-name="T130">=</text:span><text:span text:style-name="T168">0</text:span><text:span text:style-name="T145">; </text:span><text:span text:style-name="T133">$i </text:span><text:span text:style-name="T130">&lt; count(</text:span><text:span text:style-name="T133">$l</text:span><text:span text:style-name="T130">) </text:span><text:span text:style-name="T145">; </text:span><text:span text:style-name="T133">$i</text:span><text:span text:style-name="T130">++)</text:span></text:p>
      <text:p text:style-name="P77"><text:span text:style-name="T130"><text:s text:c="4"/></text:span><text:span text:style-name="T136">$new_l </text:span><text:span text:style-name="T175">.= </text:span><text:span text:style-name="T136">$l</text:span><text:span text:style-name="T175">[</text:span><text:span text:style-name="T136">$i</text:span><text:span text:style-name="T175">] . </text:span><text:span text:style-name="T143">"</text:span><text:span text:style-name="T148">\n</text:span><text:span text:style-name="T143">"</text:span><text:span text:style-name="T148">;</text:span></text:p>
      <text:p text:style-name="P78"><text:span text:style-name="T130">file_put_contents(</text:span><text:span text:style-name="T133">$filename </text:span><text:span text:style-name="T145">, </text:span><text:span text:style-name="T133">$new_l</text:span><text:span text:style-name="T130">)</text:span><text:span text:style-name="T145">;</text:span></text:p>
      <text:p text:style-name="P78"><text:span text:style-name="T150">echo </text:span><text:span text:style-name="T130">count(</text:span><text:span text:style-name="T133">$l</text:span><text:span text:style-name="T130">)</text:span><text:span text:style-name="T145">;</text:span></text:p>
      <text:p text:style-name="P110">}<text:bookmark-end text:name="__DdeLink__1941_379528241"/></text:p>
      <text:p text:style-name="P15"><text:span text:style-name="T35"><text:tab/></text:span><text:bookmark-start text:name="__DdeLink__1945_379528241"/><text:span text:style-name="T35">T</text:span><text:span text:style-name="T31">his code is working. But it is not readable, not safe, not extensible and just ugly without any excuses. To fix the trouble I</text:span><text:span text:style-name="T39">'</text:span><text:span text:style-name="T31">m to follow simple set of rules:</text:span><text:bookmark-end text:name="__DdeLink__1945_379528241"/></text:p>
      <text:list xml:id="list5899444687510854783" text:style-name="L4">
        <text:list-item>
          <text:p text:style-name="P122"><text:bookmark-start text:name="__DdeLink__1955_379528241"/>Refactor it according the PSR<text:bookmark-end text:name="__DdeLink__1955_379528241"/></text:p>
        </text:list-item>
        <text:list-item>
          <text:p text:style-name="P131"><text:bookmark-start text:name="__DdeLink__1957_379528241"/><text:span text:style-name="T31">Use built-in short succinct </text:span><text:span text:style-name="T37">and safe</text:span><text:span text:style-name="T31"> </text:span><text:span text:style-name="T36">functions instead of writing my own ones</text:span><text:bookmark-end text:name="__DdeLink__1957_379528241"/></text:p>
        </text:list-item>
        <text:list-item>
          <text:p text:style-name="P132"><text:bookmark-start text:name="__DdeLink__1959_379528241"/><text:span text:style-name="T31">Name the variables with meaningful long </text:span><text:span text:style-name="T40">enough</text:span><text:span text:style-name="T31"> nouns</text:span><text:bookmark-end text:name="__DdeLink__1959_379528241"/></text:p>
        </text:list-item>
        <text:list-item>
          <text:p text:style-name="P131"><text:bookmark-start text:name="__DdeLink__1961_379528241"/><text:span text:style-name="T31">Add strict types to make code more sa</text:span><text:span text:style-name="T37">f</text:span><text:span text:style-name="T31">e and protect from </text:span><text:span text:style-name="T37">unexpected</text:span><text:span text:style-name="T31"> variables</text:span><text:bookmark-end text:name="__DdeLink__1961_379528241"/></text:p>
        </text:list-item>
      </text:list>
      <text:p text:style-name="P84"><text:bookmark-start text:name="__DdeLink__1947_379528241"/><text:span text:style-name="T89">function </text:span><text:span text:style-name="T117">shuffleFileAmateur</text:span><text:span text:style-name="T31">(string </text:span><text:span text:style-name="T99">$filename</text:span><text:span text:style-name="T31">): int</text:span></text:p>
      <text:p text:style-name="P82">{</text:p>
      <text:p text:style-name="P77"><text:span text:style-name="T130"><text:s text:c="4"/></text:span><text:span text:style-name="T136">$lines </text:span><text:span text:style-name="T175">= file(</text:span><text:span text:style-name="T136">$filename</text:span><text:span text:style-name="T175">)</text:span><text:span text:style-name="T148">;</text:span></text:p>
      <text:p text:style-name="P77"><text:span text:style-name="T145"><text:s text:c="4"/></text:span><text:span text:style-name="T175">shuffle(</text:span><text:span text:style-name="T136">$lines</text:span><text:span text:style-name="T175">)</text:span><text:span text:style-name="T148">;</text:span></text:p>
      <text:p text:style-name="P77"><text:span text:style-name="T145"><text:s text:c="4"/></text:span><text:span text:style-name="T136">$shuffledContents </text:span><text:span text:style-name="T175">= implode(</text:span><text:span text:style-name="T143">""</text:span><text:span text:style-name="T148">, </text:span><text:span text:style-name="T136">$lines</text:span><text:span text:style-name="T175">)</text:span><text:span text:style-name="T148">;</text:span></text:p>
      <text:p text:style-name="P77"><text:span text:style-name="T145"><text:s text:c="4"/></text:span><text:span text:style-name="T175">file_put_contents(</text:span><text:span text:style-name="T136">$filename</text:span><text:span text:style-name="T148">, </text:span><text:span text:style-name="T136">$shuffledContents</text:span><text:span text:style-name="T175">)</text:span><text:span text:style-name="T148">;</text:span></text:p>
      <text:p text:style-name="P77"><text:span text:style-name="T145"><text:s text:c="4"/></text:span><text:span text:style-name="T149">return </text:span><text:span text:style-name="T175">count(</text:span><text:span text:style-name="T136">$lines</text:span><text:span text:style-name="T175">)</text:span><text:span text:style-name="T148">;</text:span></text:p>
      <text:p text:style-name="P110">}<text:bookmark-end text:name="__DdeLink__1947_379528241"/></text:p>
      <text:p text:style-name="P100"/>
      <text:p text:style-name="P15"><text:span text:style-name="T31"><text:tab/></text:span><text:bookmark-start text:name="__DdeLink__1949_379528241"/><text:span text:style-name="T37">T</text:span><text:span text:style-name="T40">h</text:span><text:span text:style-name="T37">at one is much more better. But it still has few obvious vulnerabilities connected with working with file system. Let</text:span><text:span text:style-name="T39">'</text:span><text:span text:style-name="T37">s add some verifications to control the success of execution of this brick of code.</text:span><text:bookmark-end text:name="__DdeLink__1949_379528241"/></text:p>
      <text:p text:style-name="P86"><text:bookmark-start text:name="__DdeLink__1951_379528241"/><text:span text:style-name="T83">function </text:span><text:span text:style-name="T116">shuffleFile</text:span><text:span text:style-name="T41">(string </text:span><text:span text:style-name="T98">$filename</text:span><text:span text:style-name="T41">): int</text:span></text:p>
      <text:p text:style-name="P82">{</text:p>
      <text:p text:style-name="P77"><text:span text:style-name="T130"><text:s text:c="4"/></text:span><text:span text:style-name="T149">if </text:span><text:span text:style-name="T175">(</text:span><text:span text:style-name="T149">false </text:span><text:span text:style-name="T175">=== </text:span><text:span text:style-name="T136">$lines </text:span><text:span text:style-name="T175">= file(</text:span><text:span text:style-name="T136">$filename</text:span><text:span text:style-name="T175">)) {</text:span></text:p>
      <text:p text:style-name="P77"><text:span text:style-name="T130"><text:s text:c="8"/></text:span><text:span text:style-name="T149">return </text:span><text:span text:style-name="T175">-</text:span><text:span text:style-name="T169">1</text:span><text:span text:style-name="T148">;</text:span></text:p>
      <text:p text:style-name="P77"><text:span text:style-name="T145"><text:s text:c="4"/></text:span><text:span text:style-name="T175">}</text:span></text:p>
      <text:p text:style-name="P77"><text:span text:style-name="T130"><text:s text:c="4"/></text:span><text:span text:style-name="T175">shuffle(</text:span><text:span text:style-name="T136">$lines</text:span><text:span text:style-name="T175">)</text:span><text:span text:style-name="T148">;</text:span></text:p>
      <text:p text:style-name="P77"><text:span text:style-name="T145"><text:s text:c="4"/></text:span><text:span text:style-name="T136">$shuffledContents </text:span><text:span text:style-name="T175">= implode(</text:span><text:span text:style-name="T143">""</text:span><text:span text:style-name="T148">, </text:span><text:span text:style-name="T136">$lines</text:span><text:span text:style-name="T175">)</text:span><text:span text:style-name="T148">;</text:span></text:p>
      <text:p text:style-name="P77"><text:span text:style-name="T145"><text:s text:c="4"/></text:span><text:span text:style-name="T149">if </text:span><text:span text:style-name="T175">(</text:span><text:span text:style-name="T149">false </text:span><text:span text:style-name="T175">=== file_put_contents(</text:span><text:span text:style-name="T136">$filename</text:span><text:span text:style-name="T148">, </text:span><text:span text:style-name="T136">$shuffledContents</text:span><text:span text:style-name="T175">)) {</text:span></text:p>
      <text:p text:style-name="P77"><text:span text:style-name="T130"><text:s text:c="8"/></text:span><text:span text:style-name="T149">return </text:span><text:span text:style-name="T175">-</text:span><text:span text:style-name="T169">1</text:span><text:span text:style-name="T148">;</text:span></text:p>
      <text:p text:style-name="P77"><text:span text:style-name="T145"><text:s text:c="4"/></text:span><text:span text:style-name="T175">}</text:span></text:p>
      <text:p text:style-name="P77"><text:span text:style-name="T130"><text:s text:c="4"/></text:span><text:span text:style-name="T149">return </text:span><text:span text:style-name="T175">count(</text:span><text:span text:style-name="T136">$lines</text:span><text:span text:style-name="T175">)</text:span><text:span text:style-name="T148">;</text:span></text:p>
      <text:p text:style-name="P110">}<text:bookmark-end text:name="__DdeLink__1951_379528241"/></text:p>
      <text:p text:style-name="P16"><text:soft-page-break/><text:span text:style-name="T37"><text:tab/></text:span><text:span text:style-name="T31">Much better. Now we can check the success of execution our part of code after call and react the way we want.</text:span></text:p>
      <text:p text:style-name="P17"><text:span text:style-name="T31"><text:tab/></text:span><text:bookmark-start text:name="__DdeLink__1964_379528241"/><text:span text:style-name="T38">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40">e</text:span><text:span text:style-name="T38">n process it and after that you return tham. This way is more wide-spread, </text:span><text:span text:style-name="T40">predictable</text:span><text:span text:style-name="T38"> and maybe even safe. But the second way is better in case you are working with a huge data volume or call the function really often: you don</text:span><text:span text:style-name="T39">'</text:span><text:span text:style-name="T38">t create and contain enormous count of data that</text:span><text:span text:style-name="T39">'</text:span><text:span text:style-name="T38">s why it works faster.</text:span><text:bookmark-end text:name="__DdeLink__1964_379528241"/></text:p>
      <text:p text:style-name="P43"/>
      <text:p text:style-name="P4"><text:span text:style-name="T38">4.</text:span><text:span text:style-name="T31">Forms Processing</text:span></text:p>
      <text:p text:style-name="P71"><text:span text:style-name="T44"><text:tab/></text:span><text:bookmark-start text:name="__DdeLink__2535_1458108310"/><text:span text:style-name="T44">Integral part of the majority of serious web-sites are forms and form processing. Good form should look simple and clear. That is a front end team issue. And concerning the back end part of a project th</text:span><text:span text:style-name="T45">e</text:span><text:span text:style-name="T44">re should be lots of job. </text:span><text:span text:style-name="T43">Besides the processing of correct user input variables and </text:span><text:span text:style-name="T45">interaction with a database it is necessary to protect source from so called «malicious scripts»: XSS</text:span><text:span text:style-name="T43"> attacs (HTML and JS injections), SQL injections and other attacs which can be directed on </text:span><text:span text:style-name="T45">stealing</text:span><text:span text:style-name="T43"> the passwords, private information, virus scripts </text:span><text:span text:style-name="T45">spread</text:span><text:span text:style-name="T43"> and even just </text:span><text:span text:style-name="T45">destroying</text:span><text:span text:style-name="T43"> the database. Such disasters can move from one source to another so it is really important to set the sanitation behind each form.</text:span><text:bookmark-end text:name="__DdeLink__2535_1458108310"/></text:p>
      <text:p text:style-name="P73"><text:span text:style-name="T43"><text:tab/></text:span><text:bookmark-start text:name="__DdeLink__2562_1458108310"/><text:span text:style-name="T46">I</text:span><text:span text:style-name="T57">'</text:span><text:span text:style-name="T46">m using Twig template engine in this project which has default html-entities shielting. That</text:span><text:span text:style-name="T57">'</text:span><text:span text:style-name="T46">s why for demonstration I display parameters with «raw» filter. </text:span><text:span text:style-name="T51">Also in the form above there is a regular expression checking up in Department id input. This thing is really useful and simple sometimes.</text:span><text:bookmark-end text:name="__DdeLink__2562_1458108310"/></text:p>
      <text:p text:style-name="P106"><text:bookmark-start text:name="__DdeLink__2548_1458108310"/><text:span text:style-name="T88">private const </text:span><text:span text:style-name="T106">NAME_INVALID_MESSAGE </text:span><text:span text:style-name="T65">= </text:span><text:span text:style-name="T112">"Name should contain only english letters."</text:span><text:span text:style-name="T93">;</text:span></text:p>
      <text:p text:style-name="P87"><text:span text:style-name="T85">private function </text:span><text:span text:style-name="T119">processName</text:span><text:span text:style-name="T62">(?string </text:span><text:span text:style-name="T101">$name</text:span><text:span text:style-name="T62">): </text:span><text:span text:style-name="T85">array</text:span></text:p>
      <text:p text:style-name="P82">{</text:p>
      <text:p text:style-name="P77"><text:span text:style-name="T130"><text:s text:c="4"/></text:span><text:span text:style-name="T136">$processedNameArray </text:span><text:span text:style-name="T175">= []</text:span><text:span text:style-name="T148">;</text:span></text:p>
      <text:p text:style-name="P77"><text:span text:style-name="T145"><text:s text:c="4"/></text:span><text:span text:style-name="T149">if </text:span><text:span text:style-name="T175">(</text:span><text:span text:style-name="T149">isset</text:span><text:span text:style-name="T175">(</text:span><text:span text:style-name="T136">$name</text:span><text:span text:style-name="T175">)) {</text:span></text:p>
      <text:p text:style-name="P77"><text:span text:style-name="T130"><text:s text:c="8"/></text:span><text:span text:style-name="T136">$processedNameArray</text:span><text:span text:style-name="T175">[] = !</text:span><text:span text:style-name="T149">empty</text:span><text:span text:style-name="T175">(trim(</text:span><text:span text:style-name="T136">$name</text:span><text:span text:style-name="T175">)) ? </text:span><text:span text:style-name="T149">self</text:span><text:span text:style-name="T175">::</text:span><text:span text:style-name="T137">RAW </text:span><text:span text:style-name="T175">. </text:span><text:span text:style-name="T136">$name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36">$isValid </text:span><text:span text:style-name="T175">= ctype_alpha(</text:span><text:span text:style-name="T136">$name</text:span><text:span text:style-name="T175">)</text:span><text:span text:style-name="T148">;</text:span></text:p>
      <text:p text:style-name="P77"><text:span text:style-name="T145"><text:s text:c="8"/></text:span><text:span text:style-name="T136">$processedName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NAME_INVALID_MESSAGE</text:span><text:span text:style-name="T148">;</text:span></text:p>
      <text:p text:style-name="P77"><text:span text:style-name="T145"><text:s text:c="8"/></text:span><text:span text:style-name="T149">if </text:span><text:span text:style-name="T175">(!</text:span><text:span text:style-name="T149">empty</text:span><text:span text:style-name="T175">(trim(</text:span><text:span text:style-name="T136">$name</text:span><text:span text:style-name="T175">))) {</text:span></text:p>
      <text:p text:style-name="P77"><text:span text:style-name="T130"><text:s text:c="12"/></text:span><text:span text:style-name="T136">$processedNameArray</text:span><text:span text:style-name="T175">[] = </text:span><text:span text:style-name="T149">self</text:span><text:span text:style-name="T175">::</text:span><text:span text:style-name="T137">SANITIZED </text:span><text:span text:style-name="T175">. filter_var(</text:span><text:span text:style-name="T136">$name</text:span><text:span text:style-name="T148">, </text:span><text:span text:style-name="T137">FILTER_SANITIZE_STRING</text:span><text:span text:style-name="T175">)</text:span><text:span text:style-name="T148">;</text:span></text:p>
      <text:p text:style-name="P77"><text:span text:style-name="T145"><text:s text:c="8"/></text:span><text:span text:style-name="T175">} </text:span><text:span text:style-name="T149">else </text:span><text:span text:style-name="T175">{</text:span></text:p>
      <text:p text:style-name="P77"><text:span text:style-name="T130"><text:s text:c="12"/></text:span><text:span text:style-name="T136">$processedName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75">}</text:span></text:p>
      <text:p text:style-name="P91"><text:s text:c="4"/><text:span text:style-name="T174">}</text:span></text:p>
      <text:p text:style-name="P77"><text:span text:style-name="T130"><text:s text:c="4"/></text:span><text:span text:style-name="T149">return </text:span><text:span text:style-name="T136">$processedNameArray</text:span><text:span text:style-name="T148">;</text:span></text:p>
      <text:p text:style-name="P110">}<text:bookmark-end text:name="__DdeLink__2548_1458108310"/></text:p>
      <text:list xml:id="list4123119741094795861" text:style-name="L5">
        <text:list-item>
          <text:p text:style-name="P133"><text:bookmark-start text:name="__DdeLink__2591_1458108310"/><text:span text:style-name="T47">When working with POST check up, is there a POST value with this key. In this method I</text:span><text:span text:style-name="T57">'</text:span><text:span text:style-name="T47">m getting something like $_POST[</text:span><text:span text:style-name="T58">'name'</text:span><text:span text:style-name="T47">] but it</text:span><text:span text:style-name="T57">'</text:span><text:span text:style-name="T47">s possible that there wasn</text:span><text:span text:style-name="T57">'</text:span><text:span text:style-name="T47">t such name attribute value on a form input or someone changed something.</text:span><text:bookmark-end text:name="__DdeLink__2591_1458108310"/></text:p>
        </text:list-item>
        <text:list-item>
          <text:p text:style-name="P133"><text:bookmark-start text:name="__DdeLink__2593_1458108310"/><text:soft-page-break/><text:span text:style-name="T47">Than I</text:span><text:span text:style-name="T57">'</text:span><text:span text:style-name="T47">m just displaying raw data. Without any validation. What can go wrong?) You are writing your name like «</text:span><text:span text:style-name="T58">Michael</text:span><text:span text:style-name="T47">» and everything works?) Well try to write this way: «&lt;b&gt;</text:span><text:span text:style-name="T58">Michael</text:span><text:span text:style-name="T47">&lt;/b&gt;». As you can see you have just entered the inner structure of the page and this is what really unacceptable. Write this way «&lt;input type=“text“ name=“id“ placeholder=security_hole&gt;». </text:span><text:span text:style-name="T48">I can not even imagine how much damage you can make via this newborn input. </text:span><text:span text:style-name="T49">There you can also </text:span><text:span text:style-name="T50">put smth like «</text:span><text:span text:style-name="T123">&lt;</text:span><text:span text:style-name="T124">script</text:span><text:span text:style-name="T123"> </text:span><text:span text:style-name="T125">src</text:span><text:span text:style-name="T123">=</text:span><text:span text:style-name="T126">"http://evil.com/dangerous.js"</text:span><text:span text:style-name="T123"> </text:span><text:span text:style-name="T125">type</text:span><text:span text:style-name="T123">=</text:span><text:span text:style-name="T126">"text/javascript"</text:span><text:span text:style-name="T123"> </text:span><text:span text:style-name="T125">charset</text:span><text:span text:style-name="T123">=</text:span><text:span text:style-name="T126">"utf-8"</text:span><text:span text:style-name="T123">&gt;&lt;/</text:span><text:span text:style-name="T124">script</text:span><text:span text:style-name="T123">&gt;</text:span><text:span text:style-name="T50">». I don</text:span><text:span text:style-name="T57">'</text:span><text:span text:style-name="T50">t need to explain.</text:span><text:bookmark-end text:name="__DdeLink__2593_1458108310"/></text:p>
        </text:list-item>
        <text:list-item>
          <text:p text:style-name="P134"><text:bookmark-start text:name="__DdeLink__2595_1458108310"/><text:span text:style-name="T50">T</text:span><text:span text:style-name="T42">han I</text:span><text:span text:style-name="T57">'</text:span><text:span text:style-name="T42">m checking up the input data format with a help of «ctype» family m</text:span><text:span text:style-name="T59">e</text:span><text:span text:style-name="T42">meber ctype_alpha which admits only english alphabet letters. You can also use this smart function-group to check only numbers, only numbers and digits, only upper and only lower letters and few more things.</text:span><text:bookmark-end text:name="__DdeLink__2595_1458108310"/></text:p>
        </text:list-item>
        <text:list-item>
          <text:p text:style-name="P123"><text:bookmark-start text:name="__DdeLink__2597_1458108310"/>And finally I display shielted data with a help of built-in function filter_var and an suitable key which blocks any html-entity and danger symbol. In case you want to process something more simple than name like email there are some keys for it.<text:bookmark-end text:name="__DdeLink__2597_1458108310"/></text:p>
        </text:list-item>
      </text:list>
      <text:p text:style-name="P49"/>
      <text:p text:style-name="P88"><text:bookmark-start text:name="__DdeLink__2550_1458108310"/><text:span text:style-name="T86">private const </text:span><text:span text:style-name="T107">EMAIL_INVALID_MESSAGE </text:span><text:span text:style-name="T63">= </text:span><text:span text:style-name="T113">"Email should have postfix."</text:span><text:span text:style-name="T94">;</text:span></text:p>
      <text:p text:style-name="P88"><text:span text:style-name="T86">private function </text:span><text:span text:style-name="T120">processEmail</text:span><text:span text:style-name="T63">(?string </text:span><text:span text:style-name="T102">$email</text:span><text:span text:style-name="T63">): </text:span><text:span text:style-name="T86">array</text:span></text:p>
      <text:p text:style-name="P82">{</text:p>
      <text:p text:style-name="P77"><text:span text:style-name="T130"><text:s text:c="4"/></text:span><text:span text:style-name="T136">$processedEmailArray </text:span><text:span text:style-name="T175">= []</text:span><text:span text:style-name="T148">;</text:span></text:p>
      <text:p text:style-name="P77"><text:span text:style-name="T145"><text:s text:c="4"/></text:span><text:span text:style-name="T149">if </text:span><text:span text:style-name="T175">(</text:span><text:span text:style-name="T149">isset</text:span><text:span text:style-name="T175">(</text:span><text:span text:style-name="T136">$email</text:span><text:span text:style-name="T175">)) {</text:span></text:p>
      <text:p text:style-name="P77"><text:span text:style-name="T130"><text:s text:c="8"/></text:span><text:span text:style-name="T136">$processedEmailArray</text:span><text:span text:style-name="T175">[] = !</text:span><text:span text:style-name="T149">empty</text:span><text:span text:style-name="T175">(trim(</text:span><text:span text:style-name="T136">$email</text:span><text:span text:style-name="T175">)) ? </text:span><text:span text:style-name="T149">self</text:span><text:span text:style-name="T175">::</text:span><text:span text:style-name="T137">RAW </text:span><text:span text:style-name="T175">. </text:span><text:span text:style-name="T136">$email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36">$isValid </text:span><text:span text:style-name="T175">= filter_input(</text:span><text:span text:style-name="T137">INPUT_POST</text:span><text:span text:style-name="T148">, </text:span><text:span text:style-name="T143">"email"</text:span><text:span text:style-name="T148">, </text:span><text:span text:style-name="T137">FILTER_VALIDATE_EMAIL</text:span><text:span text:style-name="T175">)</text:span><text:span text:style-name="T148">;</text:span></text:p>
      <text:p text:style-name="P77"><text:span text:style-name="T145"><text:s text:c="8"/></text:span><text:span text:style-name="T136">$processedEmail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EMAIL_INVALID_MESSAGE</text:span><text:span text:style-name="T148">;</text:span></text:p>
      <text:p text:style-name="P77"><text:span text:style-name="T145"><text:s text:c="8"/></text:span><text:span text:style-name="T149">if </text:span><text:span text:style-name="T175">(!</text:span><text:span text:style-name="T149">empty</text:span><text:span text:style-name="T175">(trim(</text:span><text:span text:style-name="T136">$email</text:span><text:span text:style-name="T175">))) {</text:span></text:p>
      <text:p text:style-name="P77"><text:span text:style-name="T130"><text:s text:c="12"/></text:span><text:span text:style-name="T136">$processedEmailArray</text:span><text:span text:style-name="T175">[] = </text:span><text:span text:style-name="T149">self</text:span><text:span text:style-name="T175">::</text:span><text:span text:style-name="T137">SANITIZED </text:span><text:span text:style-name="T175">. filter_var(</text:span><text:span text:style-name="T136">$email</text:span><text:span text:style-name="T148">, </text:span><text:span text:style-name="T137">FILTER_SANITIZE_EMAIL</text:span><text:span text:style-name="T175">)</text:span><text:span text:style-name="T148">;</text:span></text:p>
      <text:p text:style-name="P77"><text:span text:style-name="T145"><text:s text:c="8"/></text:span><text:span text:style-name="T175">} </text:span><text:span text:style-name="T149">else </text:span><text:span text:style-name="T175">{</text:span></text:p>
      <text:p text:style-name="P77"><text:span text:style-name="T130"><text:s text:c="12"/></text:span><text:span text:style-name="T136">$processedEmail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75">}</text:span></text:p>
      <text:p text:style-name="P91"><text:s text:c="4"/><text:span text:style-name="T174">}</text:span></text:p>
      <text:p text:style-name="P77"><text:span text:style-name="T130"><text:s text:c="4"/></text:span><text:span text:style-name="T149">return </text:span><text:span text:style-name="T136">$processedEmailArray</text:span><text:span text:style-name="T148">;</text:span></text:p>
      <text:p text:style-name="P110">}<text:bookmark-end text:name="__DdeLink__2550_1458108310"/></text:p>
      <text:p text:style-name="P49"/>
      <text:list xml:id="list7920857848209146253" text:style-name="L6">
        <text:list-item>
          <text:p text:style-name="P135"><text:bookmark-start text:name="__DdeLink__2599_1458108310"/><text:span text:style-name="T47">C</text:span><text:span text:style-name="T42">hecking up the existence and displaying raw data.</text:span><text:bookmark-end text:name="__DdeLink__2599_1458108310"/></text:p>
        </text:list-item>
        <text:list-item>
          <text:p text:style-name="P136"><text:bookmark-start text:name="__DdeLink__2601_1458108310"/><text:span text:style-name="T42">Checking up the format via filter_input() and a special key. Need to notice that I</text:span><text:span text:style-name="T57">'</text:span><text:span text:style-name="T42">ve </text:span><text:span text:style-name="T59">already</text:span><text:span text:style-name="T42"> checked the format of email via html input attribute type «email» but that was not enough because without inner validation via filter_input email «</text:span><text:a xlink:type="simple" xlink:href="mailto:myemail@email" text:style-name="Internet_20_link" text:visited-style-name="Visited_20_Internet_20_Link">myemail@email</text:a><text:span text:style-name="T42">» would be correct </text:span><text:span text:style-name="T52">although it has no postfix.</text:span><text:bookmark-end text:name="__DdeLink__2601_1458108310"/></text:p>
        </text:list-item>
        <text:list-item>
          <text:p text:style-name="P139"><text:bookmark-start text:name="__DdeLink__2603_1458108310"/><text:span text:style-name="T52">I </text:span><text:span text:style-name="T42">diplay safe data with filter_var() function and a special key I was talking about above.</text:span><text:bookmark-end text:name="__DdeLink__2603_1458108310"/></text:p>
        </text:list-item>
      </text:list>
      <text:p text:style-name="P85"><text:bookmark-start text:name="__DdeLink__2552_1458108310"/><text:span text:style-name="T91">private const </text:span><text:span text:style-name="T109">DEPARTMENT_ID_INVALID_MESSAGE </text:span><text:span text:style-name="T91">= </text:span><text:span text:style-name="T115">"There are only A-C departments now."</text:span><text:span text:style-name="T91">;</text:span></text:p>
      <text:p text:style-name="P85"><text:span text:style-name="T91">private function </text:span><text:span text:style-name="T122">processDepartmentId</text:span><text:span text:style-name="T91">(?string </text:span><text:span text:style-name="T104">$id</text:span><text:span text:style-name="T91">): array</text:span></text:p>
      <text:p text:style-name="P82"><text:soft-page-break/>{</text:p>
      <text:p text:style-name="P77"><text:span text:style-name="T130"><text:s text:c="4"/></text:span><text:span text:style-name="T136">$processedIdArray </text:span><text:span text:style-name="T175">= []</text:span><text:span text:style-name="T148">;</text:span></text:p>
      <text:p text:style-name="P77"><text:span text:style-name="T145"><text:s text:c="4"/></text:span><text:span text:style-name="T149">if </text:span><text:span text:style-name="T175">(</text:span><text:span text:style-name="T149">isset</text:span><text:span text:style-name="T175">(</text:span><text:span text:style-name="T136">$id</text:span><text:span text:style-name="T175">)) {</text:span></text:p>
      <text:p text:style-name="P77"><text:span text:style-name="T130"><text:s text:c="8"/></text:span><text:span text:style-name="T136">$processedIdArray</text:span><text:span text:style-name="T175">[] = !</text:span><text:span text:style-name="T149">empty</text:span><text:span text:style-name="T175">(trim(</text:span><text:span text:style-name="T136">$id</text:span><text:span text:style-name="T175">)) ? </text:span><text:span text:style-name="T149">self</text:span><text:span text:style-name="T175">::</text:span><text:span text:style-name="T137">RAW </text:span><text:span text:style-name="T175">. </text:span><text:span text:style-name="T136">$id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36">$isValid </text:span><text:span text:style-name="T175">= preg_match(</text:span><text:span text:style-name="T143">"/[A-C]-([0-9]){3,3}/"</text:span><text:span text:style-name="T148">, </text:span><text:span text:style-name="T136">$id</text:span><text:span text:style-name="T175">)</text:span><text:span text:style-name="T148">;</text:span></text:p>
      <text:p text:style-name="P77"><text:span text:style-name="T145"><text:s text:c="8"/></text:span><text:span text:style-name="T136">$processedId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DEPARTMENT_ID_INVALID_MESSAGE</text:span><text:span text:style-name="T148">;</text:span></text:p>
      <text:p text:style-name="P77"><text:span text:style-name="T145"><text:s text:c="8"/></text:span><text:span text:style-name="T149">if </text:span><text:span text:style-name="T175">(!</text:span><text:span text:style-name="T149">empty</text:span><text:span text:style-name="T175">(trim(</text:span><text:span text:style-name="T136">$id</text:span><text:span text:style-name="T175">))) {</text:span></text:p>
      <text:p text:style-name="P77"><text:span text:style-name="T130"><text:s text:c="12"/></text:span><text:span text:style-name="T136">$processedIdArray</text:span><text:span text:style-name="T175">[] = </text:span><text:span text:style-name="T149">self</text:span><text:span text:style-name="T175">::</text:span><text:span text:style-name="T137">SANITIZED </text:span><text:span text:style-name="T175">. filter_var(</text:span><text:span text:style-name="T136">$id</text:span><text:span text:style-name="T148">, </text:span><text:span text:style-name="T137">FILTER_SANITIZE_STRING</text:span><text:span text:style-name="T175">)</text:span><text:span text:style-name="T148">;</text:span></text:p>
      <text:p text:style-name="P77"><text:span text:style-name="T145"><text:s text:c="8"/></text:span><text:span text:style-name="T175">} </text:span><text:span text:style-name="T149">else </text:span><text:span text:style-name="T175">{</text:span></text:p>
      <text:p text:style-name="P77"><text:span text:style-name="T130"><text:s text:c="12"/></text:span><text:span text:style-name="T136">$processedId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75">}</text:span></text:p>
      <text:p text:style-name="P91"><text:s text:c="4"/><text:span text:style-name="T174">}</text:span></text:p>
      <text:p text:style-name="P77"><text:span text:style-name="T130"><text:s text:c="4"/></text:span><text:span text:style-name="T149">return </text:span><text:span text:style-name="T136">$processedIdArray</text:span><text:span text:style-name="T148">;</text:span></text:p>
      <text:p text:style-name="P110">}<text:bookmark-end text:name="__DdeLink__2552_1458108310"/></text:p>
      <text:p text:style-name="P101"/>
      <text:list xml:id="list8644682669017068040" text:style-name="L7">
        <text:list-item>
          <text:p text:style-name="P137"><text:bookmark-start text:name="__DdeLink__2605_1458108310"/><text:span text:style-name="T47">C</text:span><text:span text:style-name="T42">hecking up the existence and displaying raw data.</text:span><text:bookmark-end text:name="__DdeLink__2605_1458108310"/></text:p>
        </text:list-item>
        <text:list-item>
          <text:p text:style-name="P140"><text:bookmark-start text:name="__DdeLink__2607_1458108310"/><text:span text:style-name="T42">Checking up the data via regular expression. For example main format for company identifier is up</text:span><text:span text:style-name="T59">p</text:span><text:span text:style-name="T42">ercase letter, hyphen and three numbers. But on the current moment there are on</text:span><text:span text:style-name="T59">l</text:span><text:span text:style-name="T42">y departments starting with from A to C letters. You can check such things with a help of regular expression but should remember that thay are much slower than built-in format checking functions or for example checking up with usual </text:span><text:span text:style-name="T53">incorruptible check by casting type :)</text:span><text:bookmark-end text:name="__DdeLink__2607_1458108310"/></text:p>
        </text:list-item>
      </text:list>
      <text:p text:style-name="P89"><text:bookmark-start text:name="__DdeLink__2554_1458108310"/><text:span text:style-name="T87">private const </text:span><text:span text:style-name="T108">AGE_INVALID_MESSAGE </text:span><text:span text:style-name="T64">= </text:span><text:span text:style-name="T114">"Age must be a number."</text:span><text:span text:style-name="T95">;</text:span></text:p>
      <text:p text:style-name="P89"><text:span text:style-name="T87">private function </text:span><text:span text:style-name="T121">processAge</text:span><text:span text:style-name="T64">(?string </text:span><text:span text:style-name="T103">$age</text:span><text:span text:style-name="T64">): </text:span><text:span text:style-name="T87">array</text:span></text:p>
      <text:p text:style-name="P82">{</text:p>
      <text:p text:style-name="P77"><text:span text:style-name="T130"><text:s text:c="4"/></text:span><text:span text:style-name="T136">$processedAgeArray </text:span><text:span text:style-name="T175">= []</text:span><text:span text:style-name="T148">;</text:span></text:p>
      <text:p text:style-name="P77"><text:span text:style-name="T145"><text:s text:c="4"/></text:span><text:span text:style-name="T149">if </text:span><text:span text:style-name="T175">(</text:span><text:span text:style-name="T149">isset</text:span><text:span text:style-name="T175">(</text:span><text:span text:style-name="T136">$age</text:span><text:span text:style-name="T175">)) {</text:span></text:p>
      <text:p text:style-name="P77"><text:span text:style-name="T130"><text:s text:c="8"/></text:span><text:span text:style-name="T136">$processedAgeArray</text:span><text:span text:style-name="T175">[] = !</text:span><text:span text:style-name="T149">empty</text:span><text:span text:style-name="T175">(trim(</text:span><text:span text:style-name="T136">$age</text:span><text:span text:style-name="T175">)) ? </text:span><text:span text:style-name="T149">self</text:span><text:span text:style-name="T175">::</text:span><text:span text:style-name="T137">RAW </text:span><text:span text:style-name="T175">. </text:span><text:span text:style-name="T136">$age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36">$isValid </text:span><text:span text:style-name="T175">= ctype_digit(</text:span><text:span text:style-name="T136">$age</text:span><text:span text:style-name="T175">)</text:span><text:span text:style-name="T148">;</text:span></text:p>
      <text:p text:style-name="P77"><text:span text:style-name="T145"><text:s text:c="8"/></text:span><text:span text:style-name="T136">$processedAge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AGE_INVALID_MESSAGE</text:span><text:span text:style-name="T148">;</text:span></text:p>
      <text:p text:style-name="P77"><text:span text:style-name="T145"><text:s text:c="8"/></text:span><text:span text:style-name="T149">if </text:span><text:span text:style-name="T175">(!</text:span><text:span text:style-name="T149">empty</text:span><text:span text:style-name="T175">(trim(</text:span><text:span text:style-name="T136">$age</text:span><text:span text:style-name="T175">))) {</text:span></text:p>
      <text:p text:style-name="P77"><text:span text:style-name="T130"><text:s text:c="12"/></text:span><text:span text:style-name="T136">$processedAgeArray</text:span><text:span text:style-name="T175">[] =</text:span></text:p>
      <text:p text:style-name="P77"><text:span text:style-name="T130"><text:s text:c="16"/></text:span><text:span text:style-name="T149">self</text:span><text:span text:style-name="T175">::</text:span><text:span text:style-name="T137">SANITIZED </text:span><text:span text:style-name="T175">.</text:span></text:p>
      <text:p text:style-name="P77"><text:span text:style-name="T130"><text:s text:c="16"/></text:span><text:span text:style-name="T175">filter_var(</text:span><text:span text:style-name="T136">$_POST</text:span><text:span text:style-name="T175">[</text:span><text:span text:style-name="T143">"name"</text:span><text:span text:style-name="T175">]</text:span><text:span text:style-name="T148">, </text:span><text:span text:style-name="T137">FILTER_SANITIZE_NUMBER_INT</text:span><text:span text:style-name="T175">) .</text:span></text:p>
      <text:p text:style-name="P77"><text:span text:style-name="T130"><text:s text:c="16"/></text:span><text:span text:style-name="T175">htmlentities(</text:span><text:span text:style-name="T136">$age</text:span><text:span text:style-name="T175">)</text:span><text:span text:style-name="T148">;</text:span></text:p>
      <text:p text:style-name="P77"><text:span text:style-name="T145"><text:s text:c="8"/></text:span><text:span text:style-name="T175">} </text:span><text:span text:style-name="T149">else </text:span><text:span text:style-name="T175">{</text:span></text:p>
      <text:p text:style-name="P77"><text:span text:style-name="T130"><text:s text:c="12"/></text:span><text:span text:style-name="T136">$processedAge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75">}</text:span></text:p>
      <text:p text:style-name="P91"><text:s text:c="4"/><text:span text:style-name="T174">}</text:span></text:p>
      <text:p text:style-name="P77"><text:span text:style-name="T130"><text:s text:c="4"/></text:span><text:span text:style-name="T149">return </text:span><text:span text:style-name="T136">$processedAgeArray</text:span><text:span text:style-name="T148">;</text:span></text:p>
      <text:p text:style-name="P110">}<text:bookmark-end text:name="__DdeLink__2554_1458108310"/></text:p>
      <text:list xml:id="list3753236634276239884" text:style-name="L8">
        <text:list-item>
          <text:p text:style-name="P138"><text:bookmark-start text:name="__DdeLink__2609_1458108310"/><text:span text:style-name="T47">C</text:span><text:span text:style-name="T53">hecking up the existence and displaying raw data.</text:span><text:bookmark-end text:name="__DdeLink__2609_1458108310"/></text:p>
        </text:list-item>
        <text:list-item>
          <text:p text:style-name="P141"><text:bookmark-start text:name="__DdeLink__2611_1458108310"/><text:span text:style-name="T53">C</text:span><text:span text:style-name="T42">hecking up the format via «ctype» functions family member.</text:span><text:bookmark-end text:name="__DdeLink__2611_1458108310"/></text:p>
        </text:list-item>
        <text:list-item>
          <text:p text:style-name="P124"><text:bookmark-start text:name="__DdeLink__2613_1458108310"/><text:soft-page-break/>I display the data with a help of htmlentities() function and not with a filter_var(). Write «&lt;b&gt;18&lt;/b&gt;» to see the difference between such lind of processing and the way I process the name in such case.<text:bookmark-end text:name="__DdeLink__2613_1458108310"/></text:p>
        </text:list-item>
      </text:list>
      <text:p text:style-name="P90"><text:bookmark-start text:name="__DdeLink__2556_1458108310"/><text:span text:style-name="T84">private const </text:span><text:span text:style-name="T105">GENDER_INVALID_MESSAGE </text:span><text:span text:style-name="T61">= </text:span><text:span text:style-name="T111">"Do not deceive the system."</text:span><text:span text:style-name="T92">;</text:span></text:p>
      <text:p text:style-name="P78"><text:span text:style-name="T150">private function </text:span><text:span text:style-name="T185">processGender</text:span><text:span text:style-name="T130">(?string </text:span><text:span text:style-name="T133">$gender</text:span><text:span text:style-name="T130">): </text:span><text:span text:style-name="T150">array</text:span></text:p>
      <text:p text:style-name="P82">{</text:p>
      <text:p text:style-name="P77"><text:span text:style-name="T130"><text:s text:c="4"/></text:span><text:span text:style-name="T136">$processedGenderArray </text:span><text:span text:style-name="T175">= []</text:span><text:span text:style-name="T148">;</text:span></text:p>
      <text:p text:style-name="P77"><text:span text:style-name="T145"><text:s text:c="4"/></text:span><text:span text:style-name="T149">if </text:span><text:span text:style-name="T175">(</text:span><text:span text:style-name="T149">isset</text:span><text:span text:style-name="T175">(</text:span><text:span text:style-name="T136">$gender</text:span><text:span text:style-name="T175">)) {</text:span></text:p>
      <text:p text:style-name="P77"><text:span text:style-name="T130"><text:s text:c="8"/></text:span><text:span text:style-name="T184">//$gender = "enemy input";</text:span></text:p>
      <text:p text:style-name="P77"><text:span text:style-name="T183"><text:s text:c="8"/></text:span><text:span text:style-name="T136">$processedGenderArray</text:span><text:span text:style-name="T175">[] = !</text:span><text:span text:style-name="T149">empty</text:span><text:span text:style-name="T175">(trim(</text:span><text:span text:style-name="T136">$gender</text:span><text:span text:style-name="T175">)) ? </text:span><text:span text:style-name="T149">self</text:span><text:span text:style-name="T175">::</text:span><text:span text:style-name="T137">RAW </text:span><text:span text:style-name="T175">. </text:span><text:span text:style-name="T136">$gender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36">$gendersBase </text:span><text:span text:style-name="T175">= [</text:span><text:span text:style-name="T143">"male" </text:span><text:span text:style-name="T175">=&gt; </text:span><text:span text:style-name="T169">0</text:span><text:span text:style-name="T148">, </text:span><text:span text:style-name="T143">"female" </text:span><text:span text:style-name="T175">=&gt; </text:span><text:span text:style-name="T169">1</text:span><text:span text:style-name="T175">]</text:span><text:span text:style-name="T148">;</text:span></text:p>
      <text:p text:style-name="P77"><text:span text:style-name="T145"><text:s text:c="8"/></text:span><text:span text:style-name="T136">$isValid </text:span><text:span text:style-name="T175">= array_key_exists(</text:span><text:span text:style-name="T136">$gender</text:span><text:span text:style-name="T148">, </text:span><text:span text:style-name="T136">$gendersBase</text:span><text:span text:style-name="T175">)</text:span><text:span text:style-name="T148">;</text:span></text:p>
      <text:p text:style-name="P77"><text:span text:style-name="T145"><text:s text:c="8"/></text:span><text:span text:style-name="T136">$processedGender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GENDER_INVALID_MESSAGE</text:span><text:span text:style-name="T148">;</text:span></text:p>
      <text:p text:style-name="P77"><text:span text:style-name="T145"><text:s text:c="8"/></text:span><text:span text:style-name="T149">if </text:span><text:span text:style-name="T175">(!</text:span><text:span text:style-name="T149">empty</text:span><text:span text:style-name="T175">(trim(</text:span><text:span text:style-name="T136">$gender</text:span><text:span text:style-name="T175">))) {</text:span></text:p>
      <text:p text:style-name="P77"><text:span text:style-name="T130"><text:s text:c="12"/></text:span><text:span text:style-name="T136">$processedGenderArray</text:span><text:span text:style-name="T175">[] = </text:span><text:span text:style-name="T149">self</text:span><text:span text:style-name="T175">::</text:span><text:span text:style-name="T137">SANITIZED </text:span><text:span text:style-name="T175">. </text:span><text:span text:style-name="T136">$gender</text:span><text:span text:style-name="T148">;</text:span></text:p>
      <text:p text:style-name="P77"><text:span text:style-name="T145"><text:s text:c="8"/></text:span><text:span text:style-name="T175">} </text:span><text:span text:style-name="T149">else </text:span><text:span text:style-name="T175">{</text:span></text:p>
      <text:p text:style-name="P77"><text:span text:style-name="T130"><text:s text:c="12"/></text:span><text:span text:style-name="T136">$processedGender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77"><text:span text:style-name="T145"><text:s text:c="8"/></text:span><text:span text:style-name="T175">}</text:span></text:p>
      <text:p text:style-name="P91"><text:s text:c="4"/><text:span text:style-name="T174">}</text:span></text:p>
      <text:p text:style-name="P77"><text:span text:style-name="T130"><text:s text:c="4"/></text:span><text:span text:style-name="T149">return </text:span><text:span text:style-name="T136">$processedGenderArray</text:span><text:span text:style-name="T148">;</text:span></text:p>
      <text:p text:style-name="P110">}<text:bookmark-end text:name="__DdeLink__2556_1458108310"/></text:p>
      <text:list xml:id="list7828850468916198044" text:style-name="L9">
        <text:list-item>
          <text:p text:style-name="P142"><text:bookmark-start text:name="__DdeLink__2615_1458108310"/><text:span text:style-name="T42">I</text:span><text:span text:style-name="T57">'</text:span><text:span text:style-name="T42">m verifying the gender like pre-prepared parameter with a help of array_key_exists() function. You don</text:span><text:span text:style-name="T57">'</text:span><text:span text:style-name="T42">t need to be a hacker to mix POST parameters the way you like and add not standard value wherever you want.</text:span><text:bookmark-end text:name="__DdeLink__2615_1458108310"/></text:p>
        </text:list-item>
      </text:list>
      <text:p text:style-name="P72"><text:bookmark-start text:name="__DdeLink__2629_1458108310"/><text:span text:style-name="T42">Summing up </text:span><text:span text:style-name="T60">form processing</text:span><text:bookmark-end text:name="__DdeLink__2629_1458108310"/><text:span text:style-name="T42">:</text:span></text:p>
      <text:list xml:id="list1219932209001820416" text:style-name="L10">
        <text:list-item>
          <text:p text:style-name="P143"><text:bookmark-start text:name="__DdeLink__2619_1458108310"/><text:span text:style-name="T42">Check the existence of variable with the key </text:span><text:span text:style-name="T56">with</text:span><text:span text:style-name="T54"> isset(), </text:span><text:span text:style-name="T55">filter_has_var()</text:span><text:span text:style-name="T54">.</text:span><text:bookmark-end text:name="__DdeLink__2619_1458108310"/></text:p>
        </text:list-item>
        <text:list-item>
          <text:p text:style-name="P144"><text:bookmark-start text:name="__DdeLink__2621_1458108310"/><text:span text:style-name="T54">C</text:span><text:span text:style-name="T42">heck the format with «ctype» family, filter_input() keys and preg_mach().</text:span><text:bookmark-end text:name="__DdeLink__2621_1458108310"/></text:p>
        </text:list-item>
        <text:list-item>
          <text:p text:style-name="P145"><text:bookmark-start text:name="__DdeLink__2625_1458108310"/><text:span text:style-name="T42">Sanitize data with htmlentities(), filter_var() sanitizing keys and <text:s/></text:span><text:span text:style-name="T53">casting type</text:span><text:span text:style-name="T42">s if possible.</text:span><text:bookmark-end text:name="__DdeLink__2625_1458108310"/></text:p>
        </text:list-item>
        <text:list-item>
          <text:p text:style-name="P125"><text:bookmark-start text:name="__DdeLink__2627_1458108310"/>Check the existence of key when working with the select, radio and checkbox tags.<text:bookmark-end text:name="__DdeLink__2627_1458108310"/></text:p>
        </text:list-item>
      </text:list>
      <text:p text:style-name="P59">5.Database interaction</text:p>
      <text:p text:style-name="P57"><text:span text:style-name="T191"><text:tab/></text:span><text:bookmark-start text:name="__DdeLink__4167_755149307"/><text:span text:style-name="T200">The whole contents of the site is stored in database. Templates serves as a skeleton for a</text:span><text:span text:style-name="T191">site body. And contents is goes a long way from database through the repository, service, controller and template engine to take it place in the pre-prepared positions in the page template and becomes a </text:span><text:span text:style-name="T200">muscles</text:span><text:span text:style-name="T191"> of our web-app :)</text:span><text:bookmark-end text:name="__DdeLink__4167_755149307"/></text:p>
      <text:p text:style-name="P50"><text:span text:style-name="T191"><text:tab/></text:span><text:span text:style-name="T192">I</text:span><text:bookmark-start text:name="__DdeLink__4169_755149307"/><text:span text:style-name="T192"> prefer working with a database with a help of PDO: PHP Data Object </text:span><text:span text:style-name="T193">rather than via mysql() or even mysql</text:span><text:span text:style-name="T194">i (i</text:span><text:span text:style-name="T200">m</text:span><text:span text:style-name="T194">proved)</text:span><text:span text:style-name="T193"> functions. </text:span><text:span text:style-name="T194">And there are some reasons for that.</text:span><text:bookmark-end text:name="__DdeLink__4169_755149307"/></text:p>
      <text:list xml:id="list6562997802203700825" text:style-name="L11">
        <text:list-item>
          <text:p text:style-name="P127"><text:bookmark-start text:name="__DdeLink__4173_755149307"/><text:span text:style-name="T194">A</text:span><text:span text:style-name="T190">uto shielding when using prepare() &amp; execute() companions.</text:span><text:bookmark-end text:name="__DdeLink__4173_755149307"/></text:p>
        </text:list-item>
        <text:list-item>
          <text:p text:style-name="P126">Auto optimization when using prepare() &amp; execute() companions.</text:p>
        </text:list-item>
        <text:list-item>
          <text:p text:style-name="P126">Flexibility.</text:p>
        </text:list-item>
      </text:list>
      <text:p text:style-name="P128"><text:soft-page-break/><text:span text:style-name="T190"><text:tab/></text:span><text:bookmark-start text:name="__DdeLink__4171_755149307"/><text:span text:style-name="T190">Regarding flexibility. PDO is like a tee on a lots of power sockets where sockets are different kinds of databases and PHP has just one simple wire to the tee. When you need to replace the type of database you are only to change DSN in connection string and tiny moments connected with the personal architecture of new database type. </text:span><text:span text:style-name="T195">Probably I am </text:span><text:span text:style-name="T200">exaggerating</text:span><text:span text:style-name="T195"> but in general we are talking of much less work than with mysql improved or smth like this.</text:span><text:bookmark-end text:name="__DdeLink__4171_755149307"/></text:p>
      <text:p text:style-name="P51"><text:span text:style-name="T195"><text:tab/></text:span><text:span text:style-name="T196">Details</text:span></text:p>
      <text:p text:style-name="P51"><text:span text:style-name="T196"><text:tab/></text:span><text:bookmark-start text:name="__DdeLink__4177_755149307"/><text:span text:style-name="T196">You can execute your queries with query() and exec() PDO methods. The first one is for SELECT queries and the second one is for INSERT, UPDATE and DELETE ones. The first one returns selected array of data with numeric and associative keys (really comfortable sometimes) and the second one returns amount of affected rows in DB.</text:span><text:bookmark-end text:name="__DdeLink__4177_755149307"/></text:p>
      <text:p text:style-name="P52"><text:span text:style-name="T196"><text:tab/></text:span><text:bookmark-start text:name="__DdeLink__4179_755149307"/><text:span text:style-name="T197">But I prefer </text:span><text:span text:style-name="T200">a</text:span><text:span text:style-name="T197">nother <text:s/></text:span><text:span text:style-name="T190">companions: </text:span><text:span text:style-name="T197">prepare() and execute(). With a help of the first one you are creating query template which can wait for needed moment and be executed lost time with a different parameters. </text:span><text:span text:style-name="T198">Sounds like extensible programming and reuse. Really great. And execute() function is executing the query filling it with the array (preferably associative) of parameters </text:span><text:span text:style-name="T199">for needed count of times.</text:span><text:bookmark-end text:name="__DdeLink__4179_755149307"/></text:p>
      <text:p text:style-name="P102"><text:bookmark-start text:name="__DdeLink__4191_755149307"/><text:bookmark-start text:name="__DdeLink__4193_755149307"/><text:span text:style-name="T135">$pdo </text:span><text:span text:style-name="T132">= </text:span><text:span text:style-name="T151">new </text:span><text:span text:style-name="T132">PDO(</text:span><text:span text:style-name="T138">DSN</text:span><text:span text:style-name="T147">, </text:span><text:span text:style-name="T138">USERNAME</text:span><text:span text:style-name="T147">, </text:span><text:span text:style-name="T138">PASSWORD</text:span><text:span text:style-name="T132">)</text:span><text:span text:style-name="T147">;</text:span></text:p>
      <text:p text:style-name="P78"><text:span text:style-name="T133">$statement </text:span><text:span text:style-name="T130">= </text:span><text:span text:style-name="T133">$pdo</text:span><text:span text:style-name="T130">-&gt;</text:span><text:span text:style-name="T185">prepare</text:span><text:span text:style-name="T130">(</text:span><text:span text:style-name="T140">"SELECT </text:span><text:span text:style-name="T185">*</text:span><text:span text:style-name="T140"> FROM eugeneDB.languages WHERE </text:span><text:span text:style-name="T133">`mark`</text:span><text:span text:style-name="T140"> = :mark"</text:span><text:span text:style-name="T130">)</text:span><text:span text:style-name="T145">;</text:span></text:p>
      <text:p text:style-name="P78"><text:span text:style-name="T133">$statement</text:span><text:span text:style-name="T130">-&gt;</text:span><text:span text:style-name="T185">execute</text:span><text:span text:style-name="T130">([</text:span></text:p>
      <text:p text:style-name="P77"><text:span text:style-name="T130"><text:s text:c="8"/></text:span><text:span text:style-name="T143">"mark" </text:span><text:span text:style-name="T175">=&gt; </text:span><text:span text:style-name="T169">9</text:span><text:span text:style-name="T148">,</text:span></text:p>
      <text:p text:style-name="P78"><text:span text:style-name="T130">])</text:span><text:span text:style-name="T145">;</text:span></text:p>
      <text:p text:style-name="P78"><text:span text:style-name="T133">$queryResults </text:span><text:span text:style-name="T130">= </text:span><text:span text:style-name="T133">$statement</text:span><text:span text:style-name="T130">-&gt;</text:span><text:span text:style-name="T185">fetchAll</text:span><text:span text:style-name="T130">()</text:span><text:span text:style-name="T145">;</text:span></text:p>
      <text:p text:style-name="P78"><text:span text:style-name="T150">foreach </text:span><text:span text:style-name="T130">(</text:span><text:span text:style-name="T133">$queryResults </text:span><text:span text:style-name="T150">as </text:span><text:span text:style-name="T133">$row</text:span><text:span text:style-name="T130">) {</text:span></text:p>
      <text:p text:style-name="P77"><text:span text:style-name="T130"><text:s text:c="4"/></text:span><text:span text:style-name="T149">echo </text:span><text:span text:style-name="T143">"</text:span><text:span text:style-name="T175">${</text:span><text:span text:style-name="T136">row</text:span><text:span text:style-name="T175">[</text:span><text:span text:style-name="T143">"name"</text:span><text:span text:style-name="T175">]}</text:span><text:span text:style-name="T143"> framework is </text:span><text:span text:style-name="T175">{</text:span><text:span text:style-name="T136">$row</text:span><text:span text:style-name="T175">[</text:span><text:span text:style-name="T143">"framework"</text:span><text:span text:style-name="T175">]}</text:span><text:span text:style-name="T143">&lt;br&gt;"</text:span><text:span text:style-name="T148">;</text:span></text:p>
      <text:p text:style-name="P110">}<text:bookmark-end text:name="__DdeLink__4191_755149307"/><text:bookmark-end text:name="__DdeLink__4193_755149307"/></text:p>
      <text:p text:style-name="P52"><text:bookmark-start text:name="__DdeLink__5091_1111318207"/><text:span text:style-name="T202">PHP framework is Symfony</text:span><text:span text:style-name="T199"><text:line-break/></text:span><text:span text:style-name="T202">JS framework is reactJS</text:span><text:span text:style-name="T199"><text:line-break/></text:span><text:span text:style-name="T202">Java framework is Spring</text:span><text:bookmark-end text:name="__DdeLink__5091_1111318207"/></text:p>
      <text:p text:style-name="P55"><text:span text:style-name="T202"><text:tab/></text:span><text:bookmark-start text:name="__DdeLink__4181_755149307"/><text:span text:style-name="T202">I</text:span><text:span text:style-name="T201">t is better to check w</text:span><text:span text:style-name="T209">h</text:span><text:span text:style-name="T201">ether it possible to connect with current parameters and react accordingly. </text:span><text:span text:style-name="T203">Also good practice is to put column names in apostrophes and use </text:span><text:span text:style-name="T209">associative</text:span><text:span text:style-name="T203"> array and named placeholders to avoid </text:span><text:span text:style-name="T204">confusion when changing the query.</text:span><text:bookmark-end text:name="__DdeLink__4181_755149307"/></text:p>
      <text:p text:style-name="P53"><text:span text:style-name="T204"><text:tab/></text:span><text:bookmark-start text:name="__DdeLink__4183_755149307"/><text:span text:style-name="T207">p</text:span><text:span text:style-name="T205">repare(), execute() do not protect you fully. For example in case the SELECT query is trying to take enormous amount of rows your application is going to work slowly at best. </text:span><text:span text:style-name="T206">So use LIMIT key word of MySQL language and pagination to avoid huge selections.</text:span><text:bookmark-end text:name="__DdeLink__4183_755149307"/></text:p>
      <text:p text:style-name="P54"><text:span text:style-name="T206"><text:tab/></text:span><text:bookmark-start text:name="__DdeLink__4187_755149307"/><text:span text:style-name="T207">fetch() and fetchAll() functions move ahead on the data array irreversibly so in case your need to use rows array not only for just output save it in your own array.</text:span><text:bookmark-end text:name="__DdeLink__4187_755149307"/></text:p>
      <text:p text:style-name="P103"><text:bookmark-start text:name="__DdeLink__4196_755149307"/><text:span text:style-name="T139">$statement </text:span><text:span text:style-name="T210">= </text:span><text:span text:style-name="T139">$pdo</text:span><text:span text:style-name="T210">-&gt;</text:span><text:span text:style-name="T186">prepare</text:span><text:span text:style-name="T210">(</text:span></text:p>
      <text:p text:style-name="P77"><text:span text:style-name="T130"><text:s text:c="8"/></text:span><text:span text:style-name="T143">"SELECT </text:span><text:span text:style-name="T136">`id`</text:span><text:span text:style-name="T143">, </text:span><text:span text:style-name="T136">`name`</text:span><text:span text:style-name="T143">, </text:span><text:span text:style-name="T136">`password`</text:span><text:span text:style-name="T143"> FROM eugeneDB.users</text:span></text:p>
      <text:p text:style-name="P77"><text:soft-page-break/><text:span text:style-name="T140"><text:s text:c="8"/></text:span><text:span text:style-name="T143">WHERE </text:span><text:span text:style-name="T136">`id`</text:span><text:span text:style-name="T143"> &gt; :idMin AND </text:span><text:span text:style-name="T136">`id`</text:span><text:span text:style-name="T143"> &lt; :idMax LIMIT 100"</text:span><text:span text:style-name="T175">)</text:span><text:span text:style-name="T148">;</text:span></text:p>
      <text:p text:style-name="P78"><text:span text:style-name="T133">$statement</text:span><text:span text:style-name="T130">-&gt;</text:span><text:span text:style-name="T185">execute</text:span><text:span text:style-name="T130">([</text:span></text:p>
      <text:p text:style-name="P77"><text:span text:style-name="T130"><text:s text:c="8"/></text:span><text:span text:style-name="T143">"idMin" </text:span><text:span text:style-name="T175">=&gt; </text:span><text:span text:style-name="T169">5</text:span><text:span text:style-name="T148">,</text:span></text:p>
      <text:p text:style-name="P77"><text:span text:style-name="T145"><text:s text:c="8"/></text:span><text:span text:style-name="T143">"idMax" </text:span><text:span text:style-name="T175">=&gt; </text:span><text:span text:style-name="T169">10000</text:span><text:span text:style-name="T148">,</text:span></text:p>
      <text:p text:style-name="P78"><text:span text:style-name="T130">])</text:span><text:span text:style-name="T145">;</text:span></text:p>
      <text:p text:style-name="P78"><text:span text:style-name="T133">$queryResults </text:span><text:span text:style-name="T130">= </text:span><text:span text:style-name="T133">$statement</text:span><text:span text:style-name="T130">-&gt;</text:span><text:span text:style-name="T185">fetchAll</text:span><text:span text:style-name="T130">()</text:span><text:span text:style-name="T145">;</text:span></text:p>
      <text:p text:style-name="P78"><text:span text:style-name="T150">foreach </text:span><text:span text:style-name="T130">(</text:span><text:span text:style-name="T133">$queryResults </text:span><text:span text:style-name="T150">as </text:span><text:span text:style-name="T133">$row</text:span><text:span text:style-name="T130">) {</text:span></text:p>
      <text:p text:style-name="P77"><text:span text:style-name="T130"><text:s text:c="4"/></text:span><text:span text:style-name="T149">echo </text:span><text:span text:style-name="T143">"</text:span><text:span text:style-name="T175">${</text:span><text:span text:style-name="T136">row</text:span><text:span text:style-name="T175">[</text:span><text:span text:style-name="T143">"id"</text:span><text:span text:style-name="T175">]}</text:span><text:span text:style-name="T143">) </text:span><text:span text:style-name="T175">{</text:span><text:span text:style-name="T136">$row</text:span><text:span text:style-name="T175">[</text:span><text:span text:style-name="T143">"name"</text:span><text:span text:style-name="T175">]}</text:span><text:span text:style-name="T143"> - </text:span><text:span text:style-name="T175">{</text:span><text:span text:style-name="T136">$row</text:span><text:span text:style-name="T175">[</text:span><text:span text:style-name="T143">"password"</text:span><text:span text:style-name="T175">]}</text:span><text:span text:style-name="T143">&lt;br&gt;"</text:span><text:span text:style-name="T148">;</text:span></text:p>
      <text:p text:style-name="P110">}<text:bookmark-end text:name="__DdeLink__4196_755149307"/></text:p>
      <text:p text:style-name="P129"><text:bookmark-start text:name="__DdeLink__4198_755149307"/>6) Bot101 - botpassword101<text:line-break/>7) Bot102 - botpassword102<text:line-break/>8) Bot103 - botpassword103<text:line-break/>9) Bot104 - botpassword104<text:line-break/>10) Bot105 - botpassword105<text:line-break/>11) Bot106 - botpassword106<text:line-break/>. . .<text:line-break/>96) Bot183 - botpassword183<text:line-break/>97) Bot184 - botpassword184<text:line-break/>98) Bot185 - botpassword185<text:line-break/>99) Bot186 - botpassword186<text:line-break/>100) Bot187 - botpassword187<text:line-break/>101) Bot188 - botpassword188<text:line-break/>102) Bot189 - botpassword189<text:line-break/>103) Bot19 - botpassword19<text:line-break/>104) Bot190 - botpassword190<text:line-break/>105) Bot191 — botpassword191<text:bookmark-end text:name="__DdeLink__4198_755149307"/></text:p>
      <text:p text:style-name="P129"/>
      <text:p text:style-name="P56"><text:span text:style-name="T207"><text:tab/></text:span><text:bookmark-start text:name="__DdeLink__4189_755149307"/><text:span text:style-name="T209">Lots of PHP developers do not care about all the subtle moments about connecting and querying. Just because they have their own class implementing all the</text:span><text:span text:style-name="T201"> work, starting with the connection finishing with queries which is just getting parameters from its owner who wrote it once like he wanted and tested it for years. </text:span><text:span text:style-name="T208">Such class is usually based on Singleton conception to keep one connection object and I have the simplest example of it.</text:span><text:bookmark-end text:name="__DdeLink__4189_755149307"/></text:p>
      <text:p text:style-name="P104"><text:bookmark-start text:name="__DdeLink__4200_755149307"/><text:span text:style-name="T152">class </text:span><text:span text:style-name="T211">myPDO</text:span></text:p>
      <text:p text:style-name="P82">{</text:p>
      <text:p text:style-name="P77"><text:span text:style-name="T130"><text:s text:c="4"/></text:span><text:span text:style-name="T149">private const </text:span><text:span text:style-name="T137">NO_CONNECTION </text:span><text:span text:style-name="T175">= </text:span><text:span text:style-name="T143">"Database is not available."</text:span><text:span text:style-name="T148">;</text:span></text:p>
      <text:p text:style-name="P77"><text:span text:style-name="T145"><text:s text:c="4"/></text:span><text:span text:style-name="T149">private static </text:span><text:span text:style-name="T137">$dsn </text:span><text:span text:style-name="T175">= </text:span><text:span text:style-name="T149">null</text:span><text:span text:style-name="T148">;</text:span></text:p>
      <text:p text:style-name="P77"><text:span text:style-name="T145"><text:s text:c="4"/></text:span><text:span text:style-name="T149">private static </text:span><text:span text:style-name="T137">$username </text:span><text:span text:style-name="T175">= </text:span><text:span text:style-name="T149">null</text:span><text:span text:style-name="T148">;</text:span></text:p>
      <text:p text:style-name="P77"><text:span text:style-name="T145"><text:s text:c="4"/></text:span><text:span text:style-name="T149">private static </text:span><text:span text:style-name="T137">$password </text:span><text:span text:style-name="T175">= </text:span><text:span text:style-name="T149">null</text:span><text:span text:style-name="T148">;</text:span></text:p>
      <text:p text:style-name="P77"><text:span text:style-name="T145"><text:s text:c="4"/></text:span><text:span text:style-name="T149">private static </text:span><text:span text:style-name="T137">$charset </text:span><text:span text:style-name="T175">= </text:span><text:span text:style-name="T149">null</text:span><text:span text:style-name="T148">;</text:span></text:p>
      <text:p text:style-name="P77"><text:span text:style-name="T145"><text:s text:c="4"/></text:span><text:span text:style-name="T149">private static </text:span><text:span text:style-name="T137">$connection</text:span><text:span text:style-name="T148">;</text:span></text:p>
      <text:p text:style-name="P77"><text:span text:style-name="T145"><text:s text:c="4"/></text:span><text:span text:style-name="T149">final private function </text:span><text:span text:style-name="T187">__construct</text:span><text:span text:style-name="T175">() { }</text:span></text:p>
      <text:p text:style-name="P77"><text:soft-page-break/><text:span text:style-name="T130"><text:s text:c="4"/></text:span><text:span text:style-name="T149">final private function </text:span><text:span text:style-name="T187">__clone</text:span><text:span text:style-name="T175">() { }</text:span></text:p>
      <text:p text:style-name="P77"><text:span text:style-name="T130"><text:s text:c="4"/></text:span><text:span text:style-name="T149">private static function </text:span><text:span text:style-name="T187">setParameters</text:span><text:span text:style-name="T175">(): void</text:span></text:p>
      <text:p text:style-name="P91"><text:s text:c="4"/><text:span text:style-name="T174">{</text:span></text:p>
      <text:p text:style-name="P77"><text:span text:style-name="T130"><text:s text:c="8"/></text:span><text:span text:style-name="T136">$parameters </text:span><text:span text:style-name="T175">= parse_ini_file(</text:span><text:span text:style-name="T143">"</text:span><text:span text:style-name="T144">somepath</text:span><text:span text:style-name="T143">/.env"</text:span><text:span text:style-name="T175">)</text:span><text:span text:style-name="T148">;</text:span></text:p>
      <text:p text:style-name="P77"><text:span text:style-name="T145"><text:s text:c="8"/></text:span><text:span text:style-name="T149">self</text:span><text:span text:style-name="T175">::</text:span><text:span text:style-name="T137">$charset </text:span><text:span text:style-name="T175">= </text:span><text:span text:style-name="T136">$parameters</text:span><text:span text:style-name="T175">[</text:span><text:span text:style-name="T143">"charset"</text:span><text:span text:style-name="T175">]</text:span><text:span text:style-name="T148">;</text:span></text:p>
      <text:p text:style-name="P77"><text:span text:style-name="T145"><text:s text:c="8"/></text:span><text:span text:style-name="T149">self</text:span><text:span text:style-name="T175">::</text:span><text:span text:style-name="T137">$dsn </text:span><text:span text:style-name="T175">= </text:span><text:span text:style-name="T136">$parameters</text:span><text:span text:style-name="T175">[</text:span><text:span text:style-name="T143">"dsn"</text:span><text:span text:style-name="T175">]</text:span><text:span text:style-name="T148">;</text:span></text:p>
      <text:p text:style-name="P77"><text:span text:style-name="T145"><text:s text:c="8"/></text:span><text:span text:style-name="T149">self</text:span><text:span text:style-name="T175">::</text:span><text:span text:style-name="T137">$dsn </text:span><text:span text:style-name="T175">.= </text:span><text:span text:style-name="T143">";charset=" </text:span><text:span text:style-name="T175">. </text:span><text:span text:style-name="T149">self</text:span><text:span text:style-name="T175">::</text:span><text:span text:style-name="T137">$charset</text:span><text:span text:style-name="T148">;</text:span></text:p>
      <text:p text:style-name="P77"><text:span text:style-name="T145"><text:s text:c="8"/></text:span><text:span text:style-name="T149">self</text:span><text:span text:style-name="T175">::</text:span><text:span text:style-name="T137">$username </text:span><text:span text:style-name="T175">= </text:span><text:span text:style-name="T136">$parameters</text:span><text:span text:style-name="T175">[</text:span><text:span text:style-name="T143">"username"</text:span><text:span text:style-name="T175">]</text:span><text:span text:style-name="T148">;</text:span></text:p>
      <text:p text:style-name="P77"><text:span text:style-name="T145"><text:s text:c="8"/></text:span><text:span text:style-name="T149">self</text:span><text:span text:style-name="T175">::</text:span><text:span text:style-name="T137">$password </text:span><text:span text:style-name="T175">= </text:span><text:span text:style-name="T136">$parameters</text:span><text:span text:style-name="T175">[</text:span><text:span text:style-name="T143">"password"</text:span><text:span text:style-name="T175">]</text:span><text:span text:style-name="T148">;</text:span></text:p>
      <text:p text:style-name="P77"><text:span text:style-name="T145"><text:s text:c="4"/></text:span><text:span text:style-name="T175">}</text:span></text:p>
      <text:p text:style-name="P77"><text:span text:style-name="T130"><text:s text:c="4"/></text:span><text:span text:style-name="T149">public static function </text:span><text:span text:style-name="T187">getConnection</text:span><text:span text:style-name="T175">(): \PDO</text:span></text:p>
      <text:p text:style-name="P91"><text:s text:c="4"/><text:span text:style-name="T174">{</text:span></text:p>
      <text:p text:style-name="P77"><text:span text:style-name="T130"><text:s text:c="8"/></text:span><text:span text:style-name="T149">if </text:span><text:span text:style-name="T175">(is_null(</text:span><text:span text:style-name="T149">self</text:span><text:span text:style-name="T175">::</text:span><text:span text:style-name="T137">$connection</text:span><text:span text:style-name="T175">)) {</text:span></text:p>
      <text:p text:style-name="P77"><text:span text:style-name="T130"><text:s text:c="12"/></text:span><text:span text:style-name="T149">self</text:span><text:span text:style-name="T175">::</text:span><text:span text:style-name="T188">setParameters</text:span><text:span text:style-name="T175">()</text:span><text:span text:style-name="T148">;</text:span></text:p>
      <text:p text:style-name="P77"><text:span text:style-name="T145"><text:s text:c="12"/></text:span><text:span text:style-name="T149">try </text:span><text:span text:style-name="T175">{</text:span></text:p>
      <text:p text:style-name="P77"><text:span text:style-name="T130"><text:s text:c="16"/></text:span><text:span text:style-name="T149">self</text:span><text:span text:style-name="T175">::</text:span><text:span text:style-name="T137">$connection </text:span><text:span text:style-name="T175">= </text:span><text:span text:style-name="T149">new </text:span><text:span text:style-name="T175">\PDO(</text:span></text:p>
      <text:p text:style-name="P77"><text:span text:style-name="T130"><text:s text:c="20"/></text:span><text:span text:style-name="T149">self</text:span><text:span text:style-name="T175">::</text:span><text:span text:style-name="T137">$dsn</text:span><text:span text:style-name="T148">,</text:span></text:p>
      <text:p text:style-name="P77"><text:span text:style-name="T145"><text:s text:c="20"/></text:span><text:span text:style-name="T149">self</text:span><text:span text:style-name="T175">::</text:span><text:span text:style-name="T137">$username</text:span><text:span text:style-name="T148">,</text:span></text:p>
      <text:p text:style-name="P77"><text:span text:style-name="T145"><text:s text:c="20"/></text:span><text:span text:style-name="T149">self</text:span><text:span text:style-name="T175">::</text:span><text:span text:style-name="T137">$password</text:span></text:p>
      <text:p text:style-name="P77"><text:span text:style-name="T133"><text:s text:c="16"/></text:span><text:span text:style-name="T175">)</text:span><text:span text:style-name="T148">;</text:span></text:p>
      <text:p text:style-name="P77"><text:span text:style-name="T145"><text:s text:c="12"/></text:span><text:span text:style-name="T175">} </text:span><text:span text:style-name="T149">catch </text:span><text:span text:style-name="T175">(\Exception </text:span><text:span text:style-name="T136">$exception</text:span><text:span text:style-name="T175">) {</text:span></text:p>
      <text:p text:style-name="P77"><text:span text:style-name="T130"><text:s text:c="16"/></text:span><text:span text:style-name="T175">error_log(</text:span><text:span text:style-name="T136">$exception</text:span><text:span text:style-name="T175">-&gt;</text:span><text:span text:style-name="T187">getMessage</text:span><text:span text:style-name="T175">())</text:span><text:span text:style-name="T148">;</text:span></text:p>
      <text:p text:style-name="P77"><text:span text:style-name="T145"><text:s text:c="16"/></text:span><text:span text:style-name="T149">die</text:span><text:span text:style-name="T175">(</text:span><text:span text:style-name="T149">self</text:span><text:span text:style-name="T175">::</text:span><text:span text:style-name="T137">NO_CONNECTION</text:span><text:span text:style-name="T175">)</text:span><text:span text:style-name="T148">;</text:span></text:p>
      <text:p text:style-name="P77"><text:span text:style-name="T145"><text:s text:c="12"/></text:span><text:span text:style-name="T175">}</text:span></text:p>
      <text:p text:style-name="P91"><text:s text:c="8"/><text:span text:style-name="T174">}</text:span></text:p>
      <text:p text:style-name="P77"><text:span text:style-name="T130"><text:s text:c="8"/></text:span><text:span text:style-name="T149">return self</text:span><text:span text:style-name="T175">::</text:span><text:span text:style-name="T137">$connection</text:span><text:span text:style-name="T148">;</text:span></text:p>
      <text:p text:style-name="P77"><text:span text:style-name="T145"><text:s text:c="4"/></text:span><text:span text:style-name="T175">}</text:span></text:p>
      <text:p text:style-name="P110">}<text:bookmark-end text:name="__DdeLink__4200_755149307"/></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18T23:50:44.845045398</dc:date>
    <meta:editing-duration>PT13H58M15S</meta:editing-duration>
    <meta:editing-cycles>125</meta:editing-cycles>
    <meta:document-statistic meta:table-count="0" meta:image-count="0" meta:object-count="0" meta:page-count="16" meta:paragraph-count="438" meta:word-count="4326" meta:character-count="29131" meta:non-whitespace-character-count="23929"/>
  </office:meta>
</office:document-meta>
</file>